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"/>
  <manifest:file-entry manifest:full-path="ObjectReplacements/Object 37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2" svg:font-family="Pescadero" style:font-family-generic="roman" style:font-pitch="variable"/>
    <style:font-face style:name="Pescadero" svg:font-family="Pescadero" style:font-adornments="Bold" style:font-family-generic="roman" style:font-pitch="variable"/>
    <style:font-face style:name="Pescadero1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ll Gothic Std Black" svg:font-family="'Bell Gothic Std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09068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09068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09068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8b03eb" officeooo:paragraph-rsid="0009068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090680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2426e85" officeooo:paragraph-rsid="00090680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b03eb" officeooo:paragraph-rsid="0009068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09068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" style:family="paragraph" style:parent-style-name="Standard">
      <style:paragraph-properties fo:line-height="0.15in"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09068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906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0906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906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906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906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906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906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906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bold" officeooo:rsid="00048e56" officeooo:paragraph-rsid="00090680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2de3b0" officeooo:paragraph-rsid="0009068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8b03eb" officeooo:paragraph-rsid="0009068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8b03eb" officeooo:paragraph-rsid="0009068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462bfc" officeooo:paragraph-rsid="0009068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text-autospace="none"/>
      <style:text-properties fo:color="#000000" style:font-name="Times New Roman" fo:font-size="12pt" fo:font-style="normal" fo:font-weight="normal" officeooo:rsid="00462bfc" officeooo:paragraph-rsid="0009068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1480fc8" officeooo:paragraph-rsid="0009068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09068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0906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2e468a" officeooo:paragraph-rsid="000906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normal" fo:font-weight="normal" officeooo:rsid="002e468a" officeooo:paragraph-rsid="0009068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normal" fo:font-weight="normal" officeooo:rsid="008c56eb" officeooo:paragraph-rsid="0009068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normal" fo:font-weight="normal" officeooo:rsid="008b03eb" officeooo:paragraph-rsid="0009068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" style:family="paragraph" style:parent-style-name="Standard">
      <style:paragraph-properties fo:text-align="end" style:justify-single-word="false" style:text-autospace="none"/>
      <style:text-properties fo:color="#000000" style:font-name="Times New Roman" fo:font-size="10pt" fo:font-style="normal" fo:font-weight="normal" officeooo:rsid="008b03eb" officeooo:paragraph-rsid="0009068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" style:family="paragraph" style:parent-style-name="Standard">
      <style:paragraph-properties fo:text-align="end" style:justify-single-word="false" style:text-autospace="none"/>
      <style:text-properties fo:color="#000000" style:font-name="Times New Roman" fo:font-size="10pt" fo:font-style="normal" fo:font-weight="normal" officeooo:rsid="00462bfc" officeooo:paragraph-rsid="0009068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normal" fo:font-weight="normal" officeooo:rsid="0196769d" officeooo:paragraph-rsid="0009068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normal" fo:font-weight="normal" officeooo:rsid="01a3485d" officeooo:paragraph-rsid="0009068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normal" fo:font-weight="normal" officeooo:rsid="0104ce56" officeooo:paragraph-rsid="0009068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font-name="Arial" fo:font-size="10pt" fo:font-style="italic" fo:font-weight="normal" officeooo:rsid="01480fc8" officeooo:paragraph-rsid="00090680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37" style:family="paragraph" style:parent-style-name="Standard">
      <style:paragraph-properties fo:text-align="end" style:justify-single-word="false" style:text-autospace="none"/>
      <style:text-properties officeooo:paragraph-rsid="00090680"/>
    </style:style>
    <style:style style:name="P38" style:family="paragraph" style:parent-style-name="Standard" style:master-page-name="Standard">
      <style:paragraph-properties fo:text-align="center" style:justify-single-word="false" style:page-number="auto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090680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39" style:family="paragraph" style:parent-style-name="aaMathematicaCellInput">
      <style:text-properties officeooo:paragraph-rsid="00090680"/>
    </style:style>
    <style:style style:name="P40" style:family="paragraph" style:parent-style-name="aaSubsection_20_Title">
      <style:text-properties officeooo:paragraph-rsid="00090680"/>
    </style:style>
    <style:style style:name="T1" style:family="text">
      <style:text-properties style:font-name="Times New Roman" fo:font-size="18pt" fo:font-weight="normal" officeooo:rsid="0013b92d" style:font-name-asian="Courier New" style:font-size-asian="18pt" style:font-weight-asian="normal" style:font-name-complex="Courier New" style:font-size-complex="18pt" style:font-weight-complex="normal"/>
    </style:style>
    <style:style style:name="T2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462bfc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3472a2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3a7e010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174659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0320d02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fd6c41" style:font-name-asian="Courier New" style:font-size-asian="10pt" style:font-name-complex="Courier New" style:font-size-complex="10pt"/>
    </style:style>
    <style:style style:name="T9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10" style:family="text">
      <style:text-properties style:font-name="Times New Roman" fo:font-size="10pt" officeooo:rsid="03ac5d24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10697b1" style:font-name-asian="Courier New" style:font-size-asian="10pt" style:font-name-complex="Courier New" style:font-size-complex="10pt"/>
    </style:style>
    <style:style style:name="T12" style:family="text">
      <style:text-properties style:font-name="Times New Roman" fo:font-size="10pt" officeooo:rsid="03ad738b" style:font-name-asian="Courier New" style:font-size-asian="10pt" style:font-name-complex="Courier New" style:font-size-complex="10pt"/>
    </style:style>
    <style:style style:name="T13" style:family="text">
      <style:text-properties style:font-name="Times New Roman" fo:font-size="10pt" officeooo:rsid="0104ce56" style:font-name-asian="Courier New" style:font-size-asian="10pt" style:font-name-complex="Courier New" style:font-size-complex="10pt"/>
    </style:style>
    <style:style style:name="T14" style:family="text">
      <style:text-properties style:font-name="Times New Roman" fo:font-size="10pt" officeooo:rsid="003051b5" style:font-name-asian="Courier New" style:font-size-asian="10pt" style:font-name-complex="Courier New" style:font-size-complex="10pt"/>
    </style:style>
    <style:style style:name="T15" style:family="text">
      <style:text-properties style:font-name="Times New Roman" fo:font-size="10pt" officeooo:rsid="019c53e6" style:font-name-asian="Courier New" style:font-size-asian="10pt" style:font-name-complex="Courier New" style:font-size-complex="10pt"/>
    </style:style>
    <style:style style:name="T16" style:family="text">
      <style:text-properties style:font-name="Times New Roman" fo:font-size="10pt" officeooo:rsid="008b03eb" style:font-name-asian="Courier New" style:font-size-asian="10pt" style:font-name-complex="Courier New" style:font-size-complex="10pt"/>
    </style:style>
    <style:style style:name="T17" style:family="text">
      <style:text-properties style:font-name="Times New Roman" fo:font-size="10pt" officeooo:rsid="00342153" style:font-name-asian="Courier New" style:font-size-asian="10pt" style:font-name-complex="Courier New" style:font-size-complex="10pt"/>
    </style:style>
    <style:style style:name="T18" style:family="text">
      <style:text-properties style:font-name="Times New Roman" fo:font-size="10pt" officeooo:rsid="001ef371" style:font-name-asian="Courier New" style:font-size-asian="10pt" style:font-name-complex="Courier New" style:font-size-complex="10pt"/>
    </style:style>
    <style:style style:name="T19" style:family="text">
      <style:text-properties style:font-name="Times New Roman" fo:font-size="10pt" officeooo:rsid="001fd6b2" style:font-name-asian="Courier New" style:font-size-asian="10pt" style:font-name-complex="Courier New" style:font-size-complex="10pt"/>
    </style:style>
    <style:style style:name="T20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21" style:family="text">
      <style:text-properties style:font-name="Times New Roman" fo:font-size="10pt" officeooo:rsid="002e5e02" style:font-name-asian="Courier New" style:font-size-asian="10pt" style:font-name-complex="Courier New" style:font-size-complex="10pt"/>
    </style:style>
    <style:style style:name="T22" style:family="text">
      <style:text-properties style:font-name="Times New Roman" fo:font-size="10pt" officeooo:rsid="03b2c7c1" style:font-name-asian="Courier New" style:font-size-asian="10pt" style:font-name-complex="Courier New" style:font-size-complex="10pt"/>
    </style:style>
    <style:style style:name="T23" style:family="text">
      <style:text-properties style:font-name="Times New Roman" fo:font-size="10pt" fo:font-style="italic" officeooo:rsid="00320d02" style:font-name-asian="Courier New" style:font-size-asian="10pt" style:font-style-asian="italic" style:font-name-complex="Courier New" style:font-size-complex="10pt" style:font-style-complex="italic"/>
    </style:style>
    <style:style style:name="T24" style:family="text">
      <style:text-properties style:font-name="Times New Roman" fo:font-size="10pt" fo:font-weight="bold" officeooo:rsid="02426e85" style:font-name-asian="Courier New" style:font-size-asian="10pt" style:font-weight-asian="bold" style:font-name-complex="Courier New" style:font-size-complex="10pt" style:font-weight-complex="bold"/>
    </style:style>
    <style:style style:name="T25" style:family="text">
      <style:text-properties style:font-name="Times New Roman" officeooo:rsid="005a182b" style:font-name-asian="Courier New" style:font-name-complex="Courier New"/>
    </style:style>
    <style:style style:name="T26" style:family="text">
      <style:text-properties officeooo:rsid="01418066"/>
    </style:style>
    <style:style style:name="T27" style:family="text">
      <style:text-properties officeooo:rsid="002e5e02"/>
    </style:style>
    <style:style style:name="T28" style:family="text">
      <style:text-properties officeooo:rsid="002de3b0"/>
    </style:style>
    <style:style style:name="T29" style:family="text">
      <style:text-properties officeooo:rsid="001b7d65"/>
    </style:style>
    <style:style style:name="T30" style:family="text">
      <style:text-properties officeooo:rsid="01480fc8"/>
    </style:style>
    <style:style style:name="T31" style:family="text">
      <style:text-properties officeooo:rsid="03a3f929"/>
    </style:style>
    <style:style style:name="T32" style:family="text">
      <style:text-properties style:font-size-complex="10pt"/>
    </style:style>
    <style:style style:name="T33" style:family="text">
      <style:text-properties officeooo:rsid="03f3787b" style:font-size-complex="10pt"/>
    </style:style>
    <style:style style:name="T34" style:family="text">
      <style:text-properties officeooo:rsid="014475ea" style:font-size-complex="10pt"/>
    </style:style>
    <style:style style:name="T35" style:family="text">
      <style:text-properties officeooo:rsid="01823bec" style:font-size-complex="10pt"/>
    </style:style>
    <style:style style:name="T36" style:family="text">
      <style:text-properties officeooo:rsid="01003c29" style:font-size-complex="10pt"/>
    </style:style>
    <style:style style:name="T37" style:family="text">
      <style:text-properties officeooo:rsid="02953f53" style:font-size-complex="10pt"/>
    </style:style>
    <style:style style:name="T38" style:family="text">
      <style:text-properties officeooo:rsid="0148acb3" style:font-size-complex="10pt"/>
    </style:style>
    <style:style style:name="T39" style:family="text">
      <style:text-properties officeooo:rsid="03a7e010" style:font-size-complex="10pt"/>
    </style:style>
    <style:style style:name="T40" style:family="text">
      <style:text-properties officeooo:rsid="027cd262" style:font-size-complex="10pt"/>
    </style:style>
    <style:style style:name="T41" style:family="text">
      <style:text-properties officeooo:rsid="0050dec2" style:font-size-complex="10pt"/>
    </style:style>
    <style:style style:name="T42" style:family="text">
      <style:text-properties officeooo:rsid="002e468a" style:font-size-complex="10pt"/>
    </style:style>
    <style:style style:name="T43" style:family="text">
      <style:text-properties officeooo:rsid="0285946f" style:font-size-complex="10pt"/>
    </style:style>
    <style:style style:name="T44" style:family="text">
      <style:text-properties officeooo:rsid="0051e5d4" style:font-size-complex="10pt"/>
    </style:style>
    <style:style style:name="T45" style:family="text">
      <style:text-properties officeooo:rsid="0052c39f" style:font-size-complex="10pt"/>
    </style:style>
    <style:style style:name="T46" style:family="text">
      <style:text-properties officeooo:rsid="01871d08" style:font-size-complex="10pt"/>
    </style:style>
    <style:style style:name="T47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style:font-name-asian="Courier New" style:font-size-asian="10pt" style:font-name-complex="Courier New" style:font-size-complex="10pt"/>
    </style:style>
    <style:style style:name="T48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1480fc8" style:font-name-asian="Courier New" style:font-size-asian="10pt" style:font-name-complex="Courier New" style:font-size-complex="10pt"/>
    </style:style>
    <style:style style:name="T49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05a182b" style:font-name-asian="Courier New" style:font-size-asian="10pt" style:font-name-complex="Courier New" style:font-size-complex="10pt"/>
    </style:style>
    <style:style style:name="T50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3f3787b" style:font-name-asian="Courier New" style:font-size-asian="10pt" style:font-name-complex="Courier New" style:font-size-complex="10pt"/>
    </style:style>
    <style:style style:name="T51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1a14ef1" style:font-name-asian="Courier New" style:font-size-asian="10pt" style:font-name-complex="Courier New" style:font-size-complex="10pt"/>
    </style:style>
    <style:style style:name="T52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02e5e02" style:font-name-asian="Courier New" style:font-size-asian="10pt" style:font-name-complex="Courier New" style:font-size-complex="10pt"/>
    </style:style>
    <style:style style:name="T53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3a4d985" style:font-name-asian="Courier New" style:font-size-asian="10pt" style:font-name-complex="Courier New" style:font-size-complex="10pt"/>
    </style:style>
    <style:style style:name="T54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2970259" style:font-name-asian="Courier New" style:font-size-asian="10pt" style:font-name-complex="Courier New" style:font-size-complex="10pt"/>
    </style:style>
    <style:style style:name="T55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02e468a" style:font-name-asian="Courier New" style:font-size-asian="10pt" style:font-name-complex="Courier New" style:font-size-complex="10pt"/>
    </style:style>
    <style:style style:name="T56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3a7e010" style:font-name-asian="Courier New" style:font-size-asian="10pt" style:font-name-complex="Courier New" style:font-size-complex="10pt"/>
    </style:style>
    <style:style style:name="T57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10c4775" style:font-name-asian="Courier New" style:font-size-asian="10pt" style:font-name-complex="Courier New" style:font-size-complex="10pt"/>
    </style:style>
    <style:style style:name="T58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0668ce7" style:font-name-asian="Courier New" style:font-size-asian="10pt" style:font-name-complex="Courier New" style:font-size-complex="10pt"/>
    </style:style>
    <style:style style:name="T59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02de3b0" style:font-name-asian="Courier New" style:font-size-asian="10pt" style:font-name-complex="Courier New" style:font-size-complex="10pt"/>
    </style:style>
    <style:style style:name="T60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0462bfc" style:font-name-asian="Courier New" style:font-size-asian="10pt" style:font-name-complex="Courier New" style:font-size-complex="10pt"/>
    </style:style>
    <style:style style:name="T61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08b03eb" style:font-name-asian="Courier New" style:font-size-asian="10pt" style:font-name-complex="Courier New" style:font-size-complex="10pt"/>
    </style:style>
    <style:style style:name="T62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0342153" style:font-name-asian="Courier New" style:font-size-asian="10pt" style:font-name-complex="Courier New" style:font-size-complex="10pt"/>
    </style:style>
    <style:style style:name="T63" style:family="text">
      <style:text-properties style:text-outline="false" style:text-line-through-style="none" style:text-line-through-type="none" style:font-name="Times New Roman" fo:letter-spacing="normal" fo:text-shadow="none" style:text-underline-style="none" style:font-name-asian="Courier New" style:font-name-complex="Courier New"/>
    </style:style>
    <style:style style:name="T64" style:family="text">
      <style:text-properties style:text-outline="false" style:text-line-through-style="none" style:text-line-through-type="none" style:font-name="Times New Roman" fo:letter-spacing="normal" fo:text-shadow="none" style:text-underline-style="none" officeooo:rsid="002e468a" style:font-name-asian="Courier New" style:font-name-complex="Courier New"/>
    </style:style>
    <style:style style:name="T65" style:family="text">
      <style:text-properties style:text-outline="false" style:text-line-through-style="none" style:text-line-through-type="none" style:font-name="Times New Roman" fo:letter-spacing="normal" fo:text-shadow="none" style:text-underline-style="none" officeooo:rsid="0196769d" style:font-name-asian="Courier New" style:font-name-complex="Courier New"/>
    </style:style>
    <style:style style:name="T66" style:family="text">
      <style:text-properties style:text-outline="false" style:text-line-through-style="none" style:text-line-through-type="none" style:font-name="Arial" fo:font-size="10pt" fo:letter-spacing="normal" fo:font-style="italic" fo:text-shadow="none" style:text-underline-style="none" officeooo:rsid="01480fc8" style:font-name-asian="Courier New" style:font-size-asian="10pt" style:font-style-asian="italic" style:font-name-complex="Courier New" style:font-size-complex="10pt" style:font-style-complex="italic"/>
    </style:style>
    <style:style style:name="T67" style:family="text">
      <style:text-properties style:text-outline="false" style:text-line-through-style="none" style:text-line-through-type="none" fo:letter-spacing="normal" fo:text-shadow="none" style:text-underline-style="none"/>
    </style:style>
    <style:style style:name="T68" style:family="text">
      <style:text-properties style:text-outline="false" style:text-line-through-style="none" style:text-line-through-type="none" fo:letter-spacing="normal" fo:text-shadow="none" style:text-underline-style="none" officeooo:rsid="0039691d"/>
    </style:style>
    <style:style style:name="T69" style:family="text">
      <style:text-properties style:text-outline="false" style:text-line-through-style="none" style:text-line-through-type="none" fo:letter-spacing="normal" fo:text-shadow="none" style:text-underline-style="none" officeooo:rsid="03a3f929"/>
    </style:style>
    <style:style style:name="T70" style:family="text">
      <style:text-properties style:text-outline="false" style:text-line-through-style="none" style:text-line-through-type="none" fo:letter-spacing="normal" fo:text-shadow="none" style:text-underline-style="none" officeooo:rsid="03a4d985"/>
    </style:style>
    <style:style style:name="T71" style:family="text">
      <style:text-properties style:text-outline="false" style:text-line-through-style="none" style:text-line-through-type="none" fo:letter-spacing="normal" fo:text-shadow="none" style:text-underline-style="none" officeooo:rsid="03a9ba75"/>
    </style:style>
    <style:style style:name="T72" style:family="text">
      <style:text-properties style:text-outline="false" style:text-line-through-style="none" style:text-line-through-type="none" fo:letter-spacing="normal" fo:text-shadow="none" style:text-underline-style="none" officeooo:rsid="00462bfc"/>
    </style:style>
    <style:style style:name="T73" style:family="text">
      <style:text-properties style:text-outline="false" style:text-line-through-style="none" style:text-line-through-type="none" fo:letter-spacing="normal" fo:text-shadow="none" style:text-underline-style="none" officeooo:rsid="00333736"/>
    </style:style>
    <style:style style:name="T74" style:family="text">
      <style:text-properties style:text-outline="false" style:text-line-through-style="none" style:text-line-through-type="none" fo:letter-spacing="normal" fo:text-shadow="none" style:text-underline-style="none" officeooo:rsid="03a492df"/>
    </style:style>
    <style:style style:name="T75" style:family="text">
      <style:text-properties style:text-outline="false" style:text-line-through-style="none" style:text-line-through-type="none" fo:letter-spacing="normal" fo:text-shadow="none" style:text-underline-style="none" officeooo:rsid="03aca162"/>
    </style:style>
    <style:style style:name="T76" style:family="text">
      <style:text-properties style:text-outline="false" style:text-line-through-style="none" style:text-line-through-type="none" fo:letter-spacing="normal" fo:text-shadow="none" style:text-underline-style="none" officeooo:rsid="03ad738b"/>
    </style:style>
    <style:style style:name="T77" style:family="text">
      <style:text-properties style:text-outline="false" style:text-line-through-style="none" style:text-line-through-type="none" style:font-name="Bell Gothic Std Black" fo:font-size="10pt" fo:letter-spacing="normal" fo:text-shadow="none" style:text-underline-style="none" fo:font-weight="normal" officeooo:rsid="00462bfc" style:font-name-asian="Courier New" style:font-size-asian="10pt" style:font-weight-asian="normal" style:font-name-complex="Courier New" style:font-size-complex="10pt" style:font-weight-complex="normal"/>
    </style:style>
    <style:style style:name="T78" style:family="text">
      <style:text-properties officeooo:rsid="03ed41e4"/>
    </style:style>
    <style:style style:name="T79" style:family="text">
      <style:text-properties officeooo:rsid="00333736"/>
    </style:style>
    <style:style style:name="T80" style:family="text">
      <style:text-properties officeooo:rsid="0050dec2"/>
    </style:style>
    <style:style style:name="T81" style:family="text">
      <style:text-properties officeooo:rsid="0039691d"/>
    </style:style>
    <style:style style:name="T82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83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462bf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84" style:family="text">
      <style:text-properties officeooo:rsid="0015744d"/>
    </style:style>
    <style:style style:name="T85" style:family="text">
      <style:text-properties officeooo:rsid="01a3485d"/>
    </style:style>
    <style:style style:name="T86" style:family="text">
      <style:text-properties officeooo:rsid="0196769d"/>
    </style:style>
    <style:style style:name="T87" style:family="text">
      <style:text-properties officeooo:rsid="00462bfc"/>
    </style:style>
    <style:style style:name="T88" style:family="text">
      <style:text-properties officeooo:rsid="0102d73e"/>
    </style:style>
    <style:style style:name="T89" style:family="text">
      <style:text-properties fo:font-size="10pt" style:font-size-asian="10pt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MathematicaFormatStandardForm"><text:span text:style-name="T1">Section 1</text:span></text:span></text:p>
      <text:p text:style-name="P5"/>
      <text:p text:style-name="P18"/>
      <text:p text:style-name="P28"/>
      <text:p text:style-name="P29"><text:tab/><text:span text:style-name="T26">Here we set up some</text:span> notation, for Riemann's Prime Counting function, the divisor sum function, a<text:span text:style-name="T27">n adjusted</text:span> divisor sum function, and an important prime power sum function<text:span text:style-name="T28">.</text:span></text:p>
      <text:p text:style-name="P30"/>
      <text:p text:style-name="P30"/>
      <text:p text:style-name="P30"/>
      <text:p text:style-name="P40"><text:span text:style-name="aaSubSection_20_Title">1.1 The Rieman</text:span><text:span text:style-name="aaSubSection_20_Title"><text:span text:style-name="T29">n</text:span></text:span><text:span text:style-name="aaSubSection_20_Title"> Prime Counting Function</text:span></text:p>
      <text:p text:style-name="P30"/>
      <text:p text:style-name="P30"><text:span text:style-name="T28"><text:tab/>The n</text:span>otation for Riemann's Prime counting function <text:span text:style-name="T30">that we'll use is</text:span></text:p>
      <text:p text:style-name="P28"/>
      <text:p text:style-name="P28"><draw:frame draw:style-name="fr1" draw:name="Object23" text:anchor-type="as-char" svg:y="-0.3591in" svg:width="1.3283in" svg:height="0.520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2"><text:span text:style-name="FormulaNumber">(</text:span><text:span text:style-name="FormulaNumber"><text:span text:style-name="T31">1.1.1</text:span></text:span><text:span text:style-name="FormulaNumber">)</text:span></text:p>
      <text:p text:style-name="P32"/>
      <text:p text:style-name="P39"><text:span text:style-name="aaMathematica"><text:span text:style-name="T33">r</text:span></text:span><text:span text:style-name="aaMathematica"><text:span text:style-name="T34">iemannPrimeCount[ </text:span></text:span><text:span text:style-name="aaMathematica"><text:span text:style-name="T35">n</text:span></text:span><text:span text:style-name="aaMathematica"><text:span text:style-name="T34">_ ] := Sum[ </text:span></text:span><text:span text:style-name="aaMathematica"><text:span text:style-name="T33">k^-1 PrimePi[ n^(1/k)]</text:span></text:span><text:span text:style-name="aaMathematica"><text:span text:style-name="T34">, { </text:span></text:span><text:span text:style-name="aaMathematica"><text:span text:style-name="T33">k,</text:span></text:span><text:span text:style-name="aaMathematica"><text:span text:style-name="T34"> </text:span></text:span><text:span text:style-name="aaMathematica"><text:span text:style-name="T33">1</text:span></text:span><text:span text:style-name="aaMathematica"><text:span text:style-name="T34">, </text:span></text:span><text:span text:style-name="aaMathematica"><text:span text:style-name="T33">Log[2,n]</text:span></text:span><text:span text:style-name="aaMathematica"><text:span text:style-name="T34"> } ]</text:span></text:span></text:p>
      <text:p text:style-name="P39"><text:span text:style-name="aaMathematica"><text:span text:style-name="T34">Table[ { </text:span></text:span><text:span text:style-name="aaMathematica"><text:span text:style-name="T35">n</text:span></text:span><text:span text:style-name="aaMathematica"><text:span text:style-name="T34">, </text:span></text:span><text:span text:style-name="aaMathematica"><text:span text:style-name="T33">r</text:span></text:span><text:span text:style-name="aaMathematica"><text:span text:style-name="T34">iemannPrimeCount[ </text:span></text:span><text:span text:style-name="aaMathematica"><text:span text:style-name="T35">n</text:span></text:span><text:span text:style-name="aaMathematica"><text:span text:style-name="T34"> ] }, { </text:span></text:span><text:span text:style-name="aaMathematica"><text:span text:style-name="T35">n,</text:span></text:span><text:span text:style-name="aaMathematica"><text:span text:style-name="T34"> 1, 100 } ] // TableForm</text:span></text:span></text:p>
      <text:p text:style-name="P32"/>
      <text:p text:style-name="P36"><text:span text:style-name="aaMathlink">http://mathworld.wolfram.com/RiemannPrimeCountingFunction.html</text:span></text:p>
      <text:p text:style-name="P32"/>
      <text:p text:style-name="P19"><text:span text:style-name="MathematicaFormatStandardForm"><text:span text:style-name="T48">Here, </text:span></text:span><text:span text:style-name="MathematicaFormatStandardForm"><text:span text:style-name="T49"><draw:frame draw:style-name="fr2" draw:name="Object180" text:anchor-type="as-char" svg:y="-0.1236in" svg:width="0.3516in" svg:height="0.15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MathematicaFormatStandardForm"><text:span text:style-name="T47">is the </text:span></text:span><text:span text:style-name="MathematicaFormatStandardForm"><text:span text:style-name="T50">number of primes &lt;= n</text:span></text:span><text:span text:style-name="MathematicaFormatStandardForm"><text:span text:style-name="T47">.</text:span></text:span></text:p>
      <text:p text:style-name="P19"><text:span text:style-name="MathematicaFormatStandardForm"><text:span text:style-name="T66"/></text:span></text:p>
      <text:p text:style-name="P2"/>
      <text:p text:style-name="P1">___________________________________________</text:p>
      <text:p text:style-name="P2"/>
      <text:p text:style-name="P2"/>
      <text:p text:style-name="P26"><text:span text:style-name="MathematicaFormatStandardForm"><text:span text:style-name="T47"><draw:frame draw:style-name="fr3" draw:name="Object413" text:anchor-type="as-char" svg:y="-0.1437in" svg:width="1.048in" svg:height="0.19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6"/>
      <text:p text:style-name="P26"><text:span text:style-name="MathematicaFormatStandardForm"><text:span text:style-name="T47">/// !!!! </text:span></text:span><text:span text:style-name="MathematicaFormatStandardForm"><text:span text:style-name="T51">No!</text:span></text:span></text:p>
      <text:p text:style-name="P20"><text:span text:style-name="MathematicaFormatStandardForm"><text:span text:style-name="T47"><draw:frame draw:style-name="fr3" draw:name="Object186" text:anchor-type="as-char" svg:y="-0.1437in" svg:width="1.4102in" svg:height="0.1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7"><text:span text:style-name="MathematicaFormatStandardForm"><text:span text:style-name="T47"/></text:span></text:p>
      <text:p text:style-name="P10"><text:span text:style-name="MathematicaFormatStandardForm"><text:span text:style-name="T2"><draw:frame draw:style-name="fr3" draw:name="Object187" text:anchor-type="as-char" svg:y="-0.1437in" svg:width="3.1984in" svg:height="0.2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/>
      <text:p text:style-name="P2"/>
      <text:p text:style-name="P2"/>
      <text:p text:style-name="P2"/>
      <text:p text:style-name="P40"><text:span text:style-name="aaSubSection_20_Title">1.2 The </text:span><text:span text:style-name="aaSubSection_20_Title"><text:span text:style-name="T78">Partial Sum of the Zeta Function</text:span></text:span></text:p>
      <text:p text:style-name="P2"/>
      <text:p text:style-name="P30"><text:tab/>The divisor sum function <text:span text:style-name="T28">is </text:span></text:p>
      <text:p text:style-name="P22"/>
      <text:p text:style-name="P26"><text:span text:style-name="MathematicaFormatStandardForm"><text:span text:style-name="T47"><draw:frame draw:style-name="fr1" draw:name="Object19" text:anchor-type="as-char" svg:y="-0.1646in" svg:width="1.7346in" svg:height="0.325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23"><text:span text:style-name="FormulaNumber"><text:span text:style-name="T67">(</text:span></text:span><text:span text:style-name="FormulaNumber"><text:span text:style-name="T68">1.</text:span></text:span><text:span text:style-name="FormulaNumber"><text:span text:style-name="T69">2.</text:span></text:span><text:span text:style-name="FormulaNumber"><text:span text:style-name="T70">2</text:span></text:span><text:span text:style-name="FormulaNumber"><text:span text:style-name="T67">)</text:span></text:span></text:p>
      <text:p text:style-name="P23"><text:span text:style-name="MathematicaFormatStandardForm"><text:span text:style-name="T47"/></text:span></text:p>
      <text:p text:style-name="P39"><text:span text:style-name="aaMathematica"><text:span text:style-name="T36">zeta</text:span></text:span><text:span text:style-name="aaMathematica"><text:span text:style-name="T37">[ n_, s_, </text:span></text:span><text:span text:style-name="aaMathematica"><text:span text:style-name="T36">0</text:span></text:span><text:span text:style-name="aaMathematica"><text:span text:style-name="T37"> ] := UnitStep[n-1]</text:span></text:span></text:p>
      <text:p text:style-name="P39"><text:span text:style-name="aaMathematica"><text:span text:style-name="T36">zeta</text:span></text:span><text:span text:style-name="aaMathematica"><text:span text:style-name="T37">[ n_, </text:span></text:span><text:span text:style-name="aaMathematica"><text:span text:style-name="T36">s_, </text:span></text:span><text:span text:style-name="aaMathematica"><text:span text:style-name="T37">k_ ] <text:s/>:= Sum[ j^-s Zk[ n / j, </text:span></text:span><text:span text:style-name="aaMathematica"><text:span text:style-name="T36">s, </text:span></text:span><text:span text:style-name="aaMathematica"><text:span text:style-name="T37">k - 1 ], { j, 1, n } ]</text:span></text:span></text:p>
      <text:p text:style-name="P39"><text:span text:style-name="aaMathematica"><text:span text:style-name="T34">Table[ </text:span></text:span><text:span text:style-name="aaMathematica"><text:span text:style-name="T36">zeta</text:span></text:span><text:span text:style-name="aaMathematica"><text:span text:style-name="T34">[ n, </text:span></text:span><text:span text:style-name="aaMathematica"><text:span text:style-name="T36">0, </text:span></text:span><text:span text:style-name="aaMathematica"><text:span text:style-name="T34">k ], { n, 1, 50 }, { k, 1, 7 } ] // TableForm</text:span></text:span></text:p>
      <text:p text:style-name="P23"><text:span text:style-name="MathematicaFormatStandardForm"><text:span text:style-name="T77"/></text:span></text:p>
      <text:p text:style-name="P24"><text:span text:style-name="aaMathlink">http://en.wikipedia.org/wiki/Divisor_summatory_function</text:span></text:p>
      <text:p text:style-name="P23"><text:span text:style-name="MathematicaFormatStandardForm"><text:span text:style-name="T77"/></text:span></text:p>
      <text:p text:style-name="P21"><text:span text:style-name="MathematicaFormatStandardForm"><text:span text:style-name="T52"><text:tab/></text:span></text:span><text:span text:style-name="MathematicaFormatStandardForm"><text:span text:style-name="T53">When s=0, t</text:span></text:span><text:span text:style-name="MathematicaFormatStandardForm"><text:span text:style-name="T54">his function is more often written as</text:span></text:span><text:span text:style-name="MathematicaFormatStandardForm"><text:span text:style-name="T55"><draw:frame draw:style-name="fr2" draw:name="Object90" text:anchor-type="as-char" svg:y="-0.1244in" svg:width="0.4311in" svg:height="0.175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MathematicaFormatStandardForm"><text:span text:style-name="T54">or</text:span></text:span><text:span text:style-name="MathematicaFormatStandardForm"><text:span text:style-name="T54"><draw:frame draw:style-name="fr2" draw:name="Object730" text:anchor-type="as-char" svg:y="-0.1244in" svg:width="0.4126in" svg:height="0.175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MathematicaFormatStandardForm"><text:span text:style-name="T55">, </text:span></text:span><text:span text:style-name="MathematicaFormatStandardForm"><text:span text:style-name="T54">but for this paper I want a notation that shows more visual symmetry with the usual exponentiation operation for reasons that will hopefully be clear as the paper </text:span></text:span><text:soft-page-break/><text:span text:style-name="MathematicaFormatStandardForm"><text:span text:style-name="T54">progresses.</text:span></text:span></text:p>
      <text:p text:style-name="P21"><text:span text:style-name="MathematicaFormatStandardForm"><text:span text:style-name="T52"/></text:span></text:p>
      <text:p text:style-name="P21"><text:span text:style-name="MathematicaFormatStandardForm"><text:span text:style-name="T52"><text:tab/></text:span></text:span><text:span text:style-name="MathematicaFormatStandardForm"><text:span text:style-name="T56">Writing out (1.2.2) more explicitly, e</text:span></text:span><text:span text:style-name="MathematicaFormatStandardForm"><text:span text:style-name="T47">xamples </text:span></text:span><text:span text:style-name="MathematicaFormatStandardForm"><text:span text:style-name="T57">of it </text:span></text:span><text:span text:style-name="MathematicaFormatStandardForm"><text:span text:style-name="T52">include</text:span></text:span></text:p>
      <text:p text:style-name="P26"><text:span text:style-name="MathematicaFormatStandardForm"><text:span text:style-name="T47"/></text:span></text:p>
      <text:p text:style-name="P25"><text:span text:style-name="MathematicaFormatStandardForm"><text:span text:style-name="T58"><draw:frame draw:style-name="fr2" draw:name="Object10" text:anchor-type="as-char" svg:y="-0.652in" svg:width="1.7583in" svg:height="1.347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8"><text:span text:style-name="FormulaNumber">(</text:span><text:span text:style-name="FormulaNumber"><text:span text:style-name="T79">1.2.3</text:span></text:span><text:span text:style-name="FormulaNumber">)</text:span></text:p>
      <text:p text:style-name="P9"><text:span text:style-name="MathematicaFormatStandardForm"><text:span text:style-name="T3"/></text:span></text:p>
      <text:p text:style-name="P39"><text:span text:style-name="aaMathematica">ri[]:=RandomInteger[{10,</text:span><text:span text:style-name="aaMathematica"><text:span text:style-name="T80">20</text:span></text:span><text:span text:style-name="aaMathematica">0}]; rr[]:=RandomReal[{-3,3}]+RandomReal[{-3,3}]I</text:span></text:p>
      <text:p text:style-name="P39"><text:span text:style-name="aaMathematica"><text:span text:style-name="T37">Zk</text:span></text:span><text:span text:style-name="aaMathematica"><text:span text:style-name="T38">1[</text:span></text:span><text:span text:style-name="aaMathematica"><text:span text:style-name="T35">n</text:span></text:span><text:span text:style-name="aaMathematica"><text:span text:style-name="T38">_, </text:span></text:span><text:span text:style-name="aaMathematica"><text:span text:style-name="T39">s_</text:span></text:span><text:span text:style-name="aaMathematica"><text:span text:style-name="T38">] :=Sum[ </text:span></text:span><text:span text:style-name="aaMathematica"><text:span text:style-name="T39">j^-s</text:span></text:span><text:span text:style-name="aaMathematica"><text:span text:style-name="T38">, { j, 1, </text:span></text:span><text:span text:style-name="aaMathematica"><text:span text:style-name="T35">n</text:span></text:span><text:span text:style-name="aaMathematica"><text:span text:style-name="T38"> } ]</text:span></text:span></text:p>
      <text:p text:style-name="P39"><text:span text:style-name="aaMathematica"><text:span text:style-name="T37">Zk</text:span></text:span><text:span text:style-name="aaMathematica"><text:span text:style-name="T38">2[</text:span></text:span><text:span text:style-name="aaMathematica"><text:span text:style-name="T35">n</text:span></text:span><text:span text:style-name="aaMathematica"><text:span text:style-name="T38">_,</text:span></text:span><text:span text:style-name="aaMathematica"><text:span text:style-name="T39">s_</text:span></text:span><text:span text:style-name="aaMathematica"><text:span text:style-name="T38">] :=Sum[ </text:span></text:span><text:span text:style-name="aaMathematica"><text:span text:style-name="T39">j^-s k^-s</text:span></text:span><text:span text:style-name="aaMathematica"><text:span text:style-name="T38">, { j, 1, </text:span></text:span><text:span text:style-name="aaMathematica"><text:span text:style-name="T35">n</text:span></text:span><text:span text:style-name="aaMathematica"><text:span text:style-name="T38"> }, { k, 1, </text:span></text:span><text:span text:style-name="aaMathematica"><text:span text:style-name="T35">n</text:span></text:span><text:span text:style-name="aaMathematica"><text:span text:style-name="T38">/j } ]</text:span></text:span></text:p>
      <text:p text:style-name="P39"><text:span text:style-name="aaMathematica"><text:span text:style-name="T33">Z</text:span></text:span><text:span text:style-name="aaMathematica"><text:span text:style-name="T37">k</text:span></text:span><text:span text:style-name="aaMathematica"><text:span text:style-name="T38">3[</text:span></text:span><text:span text:style-name="aaMathematica"><text:span text:style-name="T35">n</text:span></text:span><text:span text:style-name="aaMathematica"><text:span text:style-name="T38">_,</text:span></text:span><text:span text:style-name="aaMathematica"><text:span text:style-name="T39">s_</text:span></text:span><text:span text:style-name="aaMathematica"><text:span text:style-name="T38">] :=Sum[ </text:span></text:span><text:span text:style-name="aaMathematica"><text:span text:style-name="T39">j^-s k^-s m^-s</text:span></text:span><text:span text:style-name="aaMathematica"><text:span text:style-name="T38">, { j, 1, </text:span></text:span><text:span text:style-name="aaMathematica"><text:span text:style-name="T35">n</text:span></text:span><text:span text:style-name="aaMathematica"><text:span text:style-name="T38"> }, { k, 1, n/j }, {m,1, </text:span></text:span><text:span text:style-name="aaMathematica"><text:span text:style-name="T35">n</text:span></text:span><text:span text:style-name="aaMathematica"><text:span text:style-name="T38">/(j k) } ]</text:span></text:span></text:p>
      <text:p text:style-name="P39"><text:span text:style-name="aaMathematica"><text:span text:style-name="T37">Zk</text:span></text:span><text:span text:style-name="aaMathematica"><text:span text:style-name="T38">[ </text:span></text:span><text:span text:style-name="aaMathematica"><text:span text:style-name="T35">n</text:span></text:span><text:span text:style-name="aaMathematica"><text:span text:style-name="T38">_, k_,</text:span></text:span><text:span text:style-name="aaMathematica"><text:span text:style-name="T39">s_</text:span></text:span><text:span text:style-name="aaMathematica"><text:span text:style-name="T38"> ] := Sum[ </text:span></text:span><text:span text:style-name="aaMathematica"><text:span text:style-name="T39">j^-s </text:span></text:span><text:span text:style-name="aaMathematica"><text:span text:style-name="T33">Z</text:span></text:span><text:span text:style-name="aaMathematica"><text:span text:style-name="T37">k</text:span></text:span><text:span text:style-name="aaMathematica"><text:span text:style-name="T38">[ </text:span></text:span><text:span text:style-name="aaMathematica"><text:span text:style-name="T35">n</text:span></text:span><text:span text:style-name="aaMathematica"><text:span text:style-name="T38">/j, k-1,</text:span></text:span><text:span text:style-name="aaMathematica"><text:span text:style-name="T39">s</text:span></text:span><text:span text:style-name="aaMathematica"><text:span text:style-name="T38"> ], { j, 1, </text:span></text:span><text:span text:style-name="aaMathematica"><text:span text:style-name="T35">n</text:span></text:span><text:span text:style-name="aaMathematica"><text:span text:style-name="T38"> } ]; </text:span></text:span><text:span text:style-name="aaMathematica"><text:span text:style-name="T33">Z</text:span></text:span><text:span text:style-name="aaMathematica"><text:span text:style-name="T37">k</text:span></text:span><text:span text:style-name="aaMathematica"><text:span text:style-name="T38">[ </text:span></text:span><text:span text:style-name="aaMathematica"><text:span text:style-name="T35">n</text:span></text:span><text:span text:style-name="aaMathematica"><text:span text:style-name="T38">_, 0,</text:span></text:span><text:span text:style-name="aaMathematica"><text:span text:style-name="T39">s_</text:span></text:span><text:span text:style-name="aaMathematica"><text:span text:style-name="T38"> ] := </text:span></text:span><text:span text:style-name="aaMathematica"><text:span text:style-name="T40">UnitStep[n-</text:span></text:span><text:span text:style-name="aaMathematica"><text:span text:style-name="T38">1</text:span></text:span><text:span text:style-name="aaMathematica"><text:span text:style-name="T40">]</text:span></text:span></text:p>
      <text:p text:style-name="P39"><text:span text:style-name="aaMathematica"><text:span text:style-name="T38">Table[ </text:span></text:span><text:span text:style-name="aaMathematica"><text:span text:style-name="T41">Chop[</text:span></text:span><text:span text:style-name="aaMathematica"><text:span text:style-name="T38">{ </text:span></text:span><text:span text:style-name="aaMathematica"><text:span text:style-name="T33">Z</text:span></text:span><text:span text:style-name="aaMathematica"><text:span text:style-name="T37">k</text:span></text:span><text:span text:style-name="aaMathematica"><text:span text:style-name="T38">1[ </text:span></text:span><text:span text:style-name="aaMathematica"><text:span text:style-name="T35">n</text:span></text:span><text:span text:style-name="aaMathematica"><text:span text:style-name="T41">=ri[]</text:span></text:span><text:span text:style-name="aaMathematica"><text:span text:style-name="T35">,</text:span></text:span><text:span text:style-name="aaMathematica"><text:span text:style-name="T39">s</text:span></text:span><text:span text:style-name="aaMathematica"><text:span text:style-name="T41">=rr[]</text:span></text:span><text:span text:style-name="aaMathematica"><text:span text:style-name="T38"> ]-</text:span></text:span><text:span text:style-name="aaMathematica"><text:span text:style-name="T33">Z</text:span></text:span><text:span text:style-name="aaMathematica"><text:span text:style-name="T37">k</text:span></text:span><text:span text:style-name="aaMathematica"><text:span text:style-name="T38">[ </text:span></text:span><text:span text:style-name="aaMathematica"><text:span text:style-name="T35">n,</text:span></text:span><text:span text:style-name="aaMathematica"><text:span text:style-name="T38"> 1,</text:span></text:span><text:span text:style-name="aaMathematica"><text:span text:style-name="T39">s</text:span></text:span><text:span text:style-name="aaMathematica"><text:span text:style-name="T38"> ], </text:span></text:span><text:span text:style-name="aaMathematica"><text:span text:style-name="T33">Z</text:span></text:span><text:span text:style-name="aaMathematica"><text:span text:style-name="T37">k</text:span></text:span><text:span text:style-name="aaMathematica"><text:span text:style-name="T38">2[ </text:span></text:span><text:span text:style-name="aaMathematica"><text:span text:style-name="T35">n,</text:span></text:span><text:span text:style-name="aaMathematica"><text:span text:style-name="T39">s</text:span></text:span><text:span text:style-name="aaMathematica"><text:span text:style-name="T38"> ]-</text:span></text:span><text:span text:style-name="aaMathematica"><text:span text:style-name="T33">Z</text:span></text:span><text:span text:style-name="aaMathematica"><text:span text:style-name="T37">k</text:span></text:span><text:span text:style-name="aaMathematica"><text:span text:style-name="T38">[ </text:span></text:span><text:span text:style-name="aaMathematica"><text:span text:style-name="T35">n</text:span></text:span><text:span text:style-name="aaMathematica"><text:span text:style-name="T38">, 2,</text:span></text:span><text:span text:style-name="aaMathematica"><text:span text:style-name="T39">s</text:span></text:span><text:span text:style-name="aaMathematica"><text:span text:style-name="T38"> ], </text:span></text:span><text:span text:style-name="aaMathematica"><text:span text:style-name="T33">Z</text:span></text:span><text:span text:style-name="aaMathematica"><text:span text:style-name="T37">k</text:span></text:span><text:span text:style-name="aaMathematica"><text:span text:style-name="T38">3[ </text:span></text:span><text:span text:style-name="aaMathematica"><text:span text:style-name="T35">n,</text:span></text:span><text:span text:style-name="aaMathematica"><text:span text:style-name="T39">s</text:span></text:span><text:span text:style-name="aaMathematica"><text:span text:style-name="T38"> ]-</text:span></text:span><text:span text:style-name="aaMathematica"><text:span text:style-name="T33">Z</text:span></text:span><text:span text:style-name="aaMathematica"><text:span text:style-name="T37">k</text:span></text:span><text:span text:style-name="aaMathematica"><text:span text:style-name="T38">[ </text:span></text:span><text:span text:style-name="aaMathematica"><text:span text:style-name="T35">n</text:span></text:span><text:span text:style-name="aaMathematica"><text:span text:style-name="T38">, 3,</text:span></text:span><text:span text:style-name="aaMathematica"><text:span text:style-name="T39">s</text:span></text:span><text:span text:style-name="aaMathematica"><text:span text:style-name="T38"> ] }</text:span></text:span><text:span text:style-name="aaMathematica"><text:span text:style-name="T41">]</text:span></text:span><text:span text:style-name="aaMathematica"><text:span text:style-name="T38">, { </text:span></text:span><text:span text:style-name="aaMathematica"><text:span text:style-name="T41">t</text:span></text:span><text:span text:style-name="aaMathematica"><text:span text:style-name="T38">, 1, 50 } ]</text:span></text:span></text:p>
      <text:p text:style-name="P11"><text:span text:style-name="MathematicaFormatStandardForm"><text:span text:style-name="T4"/></text:span></text:p>
      <text:p text:style-name="P12"><text:span text:style-name="MathematicaFormatStandardForm"><text:span text:style-name="T5">and so on.</text:span></text:span></text:p>
      <text:p text:style-name="P13"><text:span text:style-name="MathematicaFormatStandardForm"><text:span text:style-name="T5"/></text:span></text:p>
      <text:p text:style-name="P16"><text:span text:style-name="MathematicaFormatStandardForm"><text:span text:style-name="T6"><text:s/></text:span></text:span><text:span text:style-name="MathematicaFormatStandardForm"><text:span text:style-name="T7">The limit of this as </text:span></text:span><text:span text:style-name="MathematicaFormatStandardForm"><text:span text:style-name="T23">n</text:span></text:span><text:span text:style-name="MathematicaFormatStandardForm"><text:span text:style-name="T7"> approaches infinity, </text:span></text:span><text:span text:style-name="MathematicaFormatStandardForm"><text:span text:style-name="T8">if</text:span></text:span><text:span text:style-name="MathematicaFormatStandardForm"><text:span text:style-name="T9"><draw:frame draw:style-name="fr3" draw:name="Object105" text:anchor-type="as-char" svg:y="-0.1244in" svg:width="0.5346in" svg:height="0.15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9">,</text:span></text:span><text:span text:style-name="MathematicaFormatStandardForm"><text:span text:style-name="T7"> is</text:span></text:span></text:p>
      <text:p text:style-name="P21"><text:span text:style-name="MathematicaFormatStandardForm"><text:span text:style-name="T56"/></text:span></text:p>
      <text:p text:style-name="P20"><text:span text:style-name="MathematicaFormatStandardForm"><text:span text:style-name="T59"><draw:frame draw:style-name="fr1" draw:name="Object395" text:anchor-type="as-char" svg:y="-0.1646in" svg:width="1.1917in" svg:height="0.3075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23"><text:span text:style-name="FormulaNumber"><text:span text:style-name="T67">(</text:span></text:span><text:span text:style-name="FormulaNumber"><text:span text:style-name="T68">1.</text:span></text:span><text:span text:style-name="FormulaNumber"><text:span text:style-name="T69">2.</text:span></text:span><text:span text:style-name="FormulaNumber"><text:span text:style-name="T71">6</text:span></text:span><text:span text:style-name="FormulaNumber"><text:span text:style-name="T67">)</text:span></text:span></text:p>
      <text:p text:style-name="P23"><text:span text:style-name="MathematicaFormatStandardForm"><text:span text:style-name="T60"/></text:span></text:p>
      <text:p text:style-name="P39"><text:span text:style-name="aaMathematica"><text:span text:style-name="T41">Z</text:span></text:span><text:span text:style-name="aaMathematica"><text:span text:style-name="T32">k[n_,k_,s_]:=</text:span></text:span><text:span text:style-name="aaMathematica"><text:span text:style-name="T41">Z</text:span></text:span><text:span text:style-name="aaMathematica"><text:span text:style-name="T32">k[n,k,s]=Sum[j^-s </text:span></text:span><text:span text:style-name="aaMathematica"><text:span text:style-name="T41">Z</text:span></text:span><text:span text:style-name="aaMathematica"><text:span text:style-name="T32">k[Floor[n/j],k-1,s],{j,1,n}]; </text:span></text:span><text:span text:style-name="aaMathematica"><text:span text:style-name="T41">Z</text:span></text:span><text:span text:style-name="aaMathematica"><text:span text:style-name="T32">k[n_,0,s_]:=UnitStep[n-1]</text:span></text:span></text:p>
      <text:p text:style-name="P39"><text:span text:style-name="aaMathematica"><text:span text:style-name="T42">Grid[Table[ Chop[ </text:span></text:span><text:span text:style-name="aaMathematica"><text:span text:style-name="T41">Z</text:span></text:span><text:span text:style-name="aaMathematica"><text:span text:style-name="T42">k[30000, k, s]-N[Zeta[s]^k]],{k,1,3},{s,2,4,.5}]]</text:span></text:span></text:p>
      <text:p text:style-name="P3"/>
      <text:p text:style-name="P16"><text:span text:style-name="MathematicaFormatStandardForm"><text:span text:style-name="T10">where</text:span></text:span><text:span text:style-name="MathematicaFormatStandardForm"><text:span text:style-name="T9"><draw:frame draw:style-name="fr2" draw:name="Object398" text:anchor-type="as-char" svg:y="-0.1244in" svg:width="0.3354in" svg:height="0.15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MathematicaFormatStandardForm"><text:span text:style-name="T10">is the Riemann Zeta function.</text:span></text:span></text:p>
      <text:p text:style-name="P16"/>
      <text:p text:style-name="P16"><text:span text:style-name="MathematicaFormatStandardForm"><text:span text:style-name="T11">This will be generalized as</text:span></text:span></text:p>
      <text:p text:style-name="P1"/>
      <text:p text:style-name="P26"><text:span text:style-name="MathematicaFormatStandardForm"><text:span text:style-name="T47"><draw:frame draw:style-name="fr1" draw:name="Object547" text:anchor-type="as-char" svg:y="-0.1646in" svg:width="1.55in" svg:height="0.325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23"><text:span text:style-name="MathematicaFormatStandardForm"><text:span text:style-name="T47"/></text:span></text:p>
      <text:p text:style-name="P8"><text:span text:style-name="FormulaNumber">(</text:span><text:span text:style-name="FormulaNumber"><text:span text:style-name="T81">1.2.2</text:span></text:span><text:span text:style-name="FormulaNumber">)</text:span></text:p>
      <text:p text:style-name="P8"/>
      <text:p text:style-name="P25"><text:span text:style-name="MathematicaFormatStandardForm"><text:span text:style-name="T58"><draw:frame draw:style-name="fr2" draw:name="Object548" text:anchor-type="as-char" svg:y="-0.652in" svg:width="2.0563in" svg:height="1.347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8"><text:span text:style-name="FormulaNumber">(</text:span><text:span text:style-name="FormulaNumber"><text:span text:style-name="T79">1.2.3</text:span></text:span><text:span text:style-name="FormulaNumber">)</text:span></text:p>
      <text:p text:style-name="P16"><text:span text:style-name="MathematicaFormatStandardForm"><text:span text:style-name="T82"/></text:span></text:p>
      <text:p text:style-name="P16"><text:span text:style-name="MathematicaFormatStandardForm"><text:span text:style-name="T82"/></text:span></text:p>
      <text:p text:style-name="P40"><text:span text:style-name="aaSubSection_20_Title">1.3 </text:span><text:span text:style-name="aaSubSection_20_Title"><text:span text:style-name="T84">Partial sums of </text:span></text:span></text:p>
      <text:p text:style-name="P40"><text:span text:style-name="aaSubSection_20_Title"><text:span text:style-name="T78">the Hurwitz Zeta Function</text:span></text:span></text:p>
      <text:p text:style-name="P16"><text:span text:style-name="MathematicaFormatStandardForm"><text:span text:style-name="T82"/></text:span></text:p>
      <text:p text:style-name="P16"><text:span text:style-name="MathematicaFormatStandardForm"><text:span text:style-name="T82"/></text:span></text:p>
      <text:p text:style-name="P27"><text:span text:style-name="MathematicaFormatStandardForm"><text:span text:style-name="T61"><text:tab/>A closely related function </text:span></text:span><text:span text:style-name="MathematicaFormatStandardForm"><text:span text:style-name="T62">is</text:span></text:span></text:p>
      <text:p text:style-name="P27"><text:soft-page-break/></text:p>
      <text:p text:style-name="P26"><text:span text:style-name="MathematicaFormatStandardForm"><text:span text:style-name="T47"><draw:frame draw:style-name="fr1" draw:name="Object1" text:anchor-type="as-char" svg:y="-0.1646in" svg:width="2.8165in" svg:height="0.325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37"><text:span text:style-name="FormulaNumber"><text:span text:style-name="T72">(</text:span></text:span><text:span text:style-name="FormulaNumber"><text:span text:style-name="T73">1.</text:span></text:span><text:span text:style-name="FormulaNumber"><text:span text:style-name="T74">3.</text:span></text:span><text:span text:style-name="FormulaNumber"><text:span text:style-name="T75">2</text:span></text:span><text:span text:style-name="FormulaNumber"><text:span text:style-name="T72">)</text:span></text:span></text:p>
      <text:p text:style-name="P37"><text:span text:style-name="MathematicaFormatStandardForm"><text:span text:style-name="T83"/></text:span></text:p>
      <text:p text:style-name="P39"><text:span text:style-name="aaMathematica"><text:span text:style-name="T41">Z</text:span></text:span><text:span text:style-name="aaMathematica"><text:span text:style-name="T38">my[ n_, 0, s_, y_ ] := UnitStep[n-1]</text:span></text:span></text:p>
      <text:p text:style-name="P39"><text:span text:style-name="aaMathematica"><text:span text:style-name="T41">Z</text:span></text:span><text:span text:style-name="aaMathematica"><text:span text:style-name="T38">my[ n_, k_ ,s_, y_] := Sum[ (j+y)^-s </text:span></text:span><text:span text:style-name="aaMathematica"><text:span text:style-name="T41">Z</text:span></text:span><text:span text:style-name="aaMathematica"><text:span text:style-name="T38">my[ n(j+y)^-1, k-1,s, y ], { j, 1, n-y } ]</text:span></text:span></text:p>
      <text:p text:style-name="P39"><text:span text:style-name="aaMathematica"><text:span text:style-name="T38">Table[ </text:span></text:span><text:span text:style-name="aaMathematica"><text:span text:style-name="T41">Z</text:span></text:span><text:span text:style-name="aaMathematica"><text:span text:style-name="T38">my[ n, k, </text:span></text:span><text:span text:style-name="aaMathematica"><text:span text:style-name="T41">s, 2</text:span></text:span><text:span text:style-name="aaMathematica"><text:span text:style-name="T38"> ], { n, 1, </text:span></text:span><text:span text:style-name="aaMathematica"><text:span text:style-name="T41">4</text:span></text:span><text:span text:style-name="aaMathematica"><text:span text:style-name="T38">0 }, { k, 1, </text:span></text:span><text:span text:style-name="aaMathematica"><text:span text:style-name="T41">5</text:span></text:span><text:span text:style-name="aaMathematica"><text:span text:style-name="T38"> }, { </text:span></text:span><text:span text:style-name="aaMathematica"><text:span text:style-name="T41">s</text:span></text:span><text:span text:style-name="aaMathematica"><text:span text:style-name="T38">, -</text:span></text:span><text:span text:style-name="aaMathematica"><text:span text:style-name="T41">2</text:span></text:span><text:span text:style-name="aaMathematica"><text:span text:style-name="T38">, </text:span></text:span><text:span text:style-name="aaMathematica"><text:span text:style-name="T41">2</text:span></text:span><text:span text:style-name="aaMathematica"><text:span text:style-name="T38"> } ]//TableForm</text:span></text:span></text:p>
      <text:p text:style-name="P30"/>
      <text:p text:style-name="P30">with examples <text:span text:style-name="T85">including</text:span></text:p>
      <text:p text:style-name="P30"/>
      <text:p text:style-name="P26"><text:span text:style-name="MathematicaFormatStandardForm"><text:span text:style-name="T49"><draw:frame draw:style-name="fr2" draw:name="Object397" text:anchor-type="as-char" svg:y="-0.7543in" svg:width="3.0465in" svg:height="1.550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30"/>
      <text:p text:style-name="P33">If y is a positive integer, this can also be written <text:span text:style-name="T85">more simply </text:span>as</text:p>
      <text:p text:style-name="P30"/>
      <text:p text:style-name="P26"><text:span text:style-name="MathematicaFormatStandardForm"><text:span text:style-name="T47"><draw:frame draw:style-name="fr1" draw:name="Object849" text:anchor-type="as-char" svg:y="-0.1646in" svg:width="2.0571in" svg:height="0.3256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31"><text:span text:style-name="FormulaNumber"><text:span text:style-name="T72">(</text:span></text:span><text:span text:style-name="FormulaNumber"><text:span text:style-name="T73">1.</text:span></text:span><text:span text:style-name="FormulaNumber"><text:span text:style-name="T74">3.</text:span></text:span><text:span text:style-name="FormulaNumber"><text:span text:style-name="T75">2</text:span></text:span><text:span text:style-name="FormulaNumber"><text:span text:style-name="T72">)</text:span></text:span></text:p>
      <text:p text:style-name="P30">with examples <text:span text:style-name="T85">including</text:span></text:p>
      <text:p text:style-name="P30"/>
      <text:p text:style-name="P26"><text:span text:style-name="MathematicaFormatStandardForm"><text:span text:style-name="T49"><draw:frame draw:style-name="fr2" draw:name="Object850" text:anchor-type="as-char" svg:y="-0.652in" svg:width="1.9492in" svg:height="1.347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30"/>
      <text:p text:style-name="P34">and so on.</text:p>
      <text:p text:style-name="P30"/>
      <text:p text:style-name="P35">The case where y=2 is particularly important. <text:s/><text:span text:style-name="T86">We'll sometimes write it as</text:span><text:span text:style-name="MathematicaFormatStandardForm"><text:span text:style-name="T64"><draw:frame draw:style-name="fr3" draw:name="Object851" text:anchor-type="as-char" svg:y="-0.1244in" svg:width="0.6535in" svg:height="0.175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MathematicaFormatStandardForm"><text:span text:style-name="T64">, </text:span></text:span><text:span text:style-name="MathematicaFormatStandardForm"><text:span text:style-name="T65">which is to say,</text:span></text:span></text:p>
      <text:p text:style-name="P35"/>
      <text:p text:style-name="P26"><text:span text:style-name="MathematicaFormatStandardForm"><text:span text:style-name="T63"><draw:frame draw:style-name="fr1" draw:name="Object432" text:anchor-type="as-char" svg:y="-0.1646in" svg:width="1.5335in" svg:height="0.236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8"><text:span text:style-name="MathematicaFormatStandardForm"><text:span text:style-name="T2"/></text:span></text:p>
      <text:p text:style-name="P39"><text:span text:style-name="aaMathematica">ri[]:=RandomInteger[{10,</text:span><text:span text:style-name="aaMathematica"><text:span text:style-name="T80">20</text:span></text:span><text:span text:style-name="aaMathematica">0}]; rr[]:=RandomReal[{-3,3}]+RandomReal[{-3,3}]I</text:span></text:p>
      <text:p text:style-name="P39"><text:span text:style-name="aaMathematica"><text:span text:style-name="T41">Z</text:span></text:span><text:span text:style-name="aaMathematica"><text:span text:style-name="T38">m</text:span></text:span><text:span text:style-name="aaMathematica"><text:span text:style-name="T37">1</text:span></text:span><text:span text:style-name="aaMathematica"><text:span text:style-name="T38">1[ </text:span></text:span><text:span text:style-name="aaMathematica"><text:span text:style-name="T35">n</text:span></text:span><text:span text:style-name="aaMathematica"><text:span text:style-name="T38">_, </text:span></text:span><text:span text:style-name="aaMathematica"><text:span text:style-name="T41">s_</text:span></text:span><text:span text:style-name="aaMathematica"><text:span text:style-name="T38"> ] := Sum[ </text:span></text:span><text:span text:style-name="aaMathematica"><text:span text:style-name="T41">j^-s</text:span></text:span><text:span text:style-name="aaMathematica"><text:span text:style-name="T38">, { j, 2, </text:span></text:span><text:span text:style-name="aaMathematica"><text:span text:style-name="T35">n</text:span></text:span><text:span text:style-name="aaMathematica"><text:span text:style-name="T38"> } ] </text:span></text:span></text:p>
      <text:p text:style-name="P39"><text:span text:style-name="aaMathematica"><text:span text:style-name="T41">Z</text:span></text:span><text:span text:style-name="aaMathematica"><text:span text:style-name="T38">m</text:span></text:span><text:span text:style-name="aaMathematica"><text:span text:style-name="T37">1</text:span></text:span><text:span text:style-name="aaMathematica"><text:span text:style-name="T38">2[ </text:span></text:span><text:span text:style-name="aaMathematica"><text:span text:style-name="T35">n</text:span></text:span><text:span text:style-name="aaMathematica"><text:span text:style-name="T38">_, </text:span></text:span><text:span text:style-name="aaMathematica"><text:span text:style-name="T41">s_</text:span></text:span><text:span text:style-name="aaMathematica"><text:span text:style-name="T38"> ] := Sum[ </text:span></text:span><text:span text:style-name="aaMathematica"><text:span text:style-name="T41">j^-s k^-s</text:span></text:span><text:span text:style-name="aaMathematica"><text:span text:style-name="T38">, { j, 2, </text:span></text:span><text:span text:style-name="aaMathematica"><text:span text:style-name="T35">n</text:span></text:span><text:span text:style-name="aaMathematica"><text:span text:style-name="T38"> }, { k, 2, </text:span></text:span><text:span text:style-name="aaMathematica"><text:span text:style-name="T35">n</text:span></text:span><text:span text:style-name="aaMathematica"><text:span text:style-name="T38">/j } ]</text:span></text:span></text:p>
      <text:p text:style-name="P39"><text:span text:style-name="aaMathematica"><text:span text:style-name="T41">Z</text:span></text:span><text:span text:style-name="aaMathematica"><text:span text:style-name="T38">m</text:span></text:span><text:span text:style-name="aaMathematica"><text:span text:style-name="T37">1</text:span></text:span><text:span text:style-name="aaMathematica"><text:span text:style-name="T38">3[ </text:span></text:span><text:span text:style-name="aaMathematica"><text:span text:style-name="T35">n</text:span></text:span><text:span text:style-name="aaMathematica"><text:span text:style-name="T38">_, </text:span></text:span><text:span text:style-name="aaMathematica"><text:span text:style-name="T41">s_</text:span></text:span><text:span text:style-name="aaMathematica"><text:span text:style-name="T38"> ] := Sum[ </text:span></text:span><text:span text:style-name="aaMathematica"><text:span text:style-name="T41">j^-s k^-s m^-s</text:span></text:span><text:span text:style-name="aaMathematica"><text:span text:style-name="T38">, { j, 2, </text:span></text:span><text:span text:style-name="aaMathematica"><text:span text:style-name="T35">n</text:span></text:span><text:span text:style-name="aaMathematica"><text:span text:style-name="T38"> }, { k, 2, </text:span></text:span><text:span text:style-name="aaMathematica"><text:span text:style-name="T35">n</text:span></text:span><text:span text:style-name="aaMathematica"><text:span text:style-name="T38">/j }, { m, 2, </text:span></text:span><text:span text:style-name="aaMathematica"><text:span text:style-name="T35">n</text:span></text:span><text:span text:style-name="aaMathematica"><text:span text:style-name="T38">/(j k) } ]</text:span></text:span></text:p>
      <text:p text:style-name="P39"><text:span text:style-name="aaMathematica"><text:span text:style-name="T41">Z</text:span></text:span><text:span text:style-name="aaMathematica"><text:span text:style-name="T38">m</text:span></text:span><text:span text:style-name="aaMathematica"><text:span text:style-name="T37">1</text:span></text:span><text:span text:style-name="aaMathematica"><text:span text:style-name="T38">[ </text:span></text:span><text:span text:style-name="aaMathematica"><text:span text:style-name="T35">n</text:span></text:span><text:span text:style-name="aaMathematica"><text:span text:style-name="T38">_, k_, </text:span></text:span><text:span text:style-name="aaMathematica"><text:span text:style-name="T41">s_</text:span></text:span><text:span text:style-name="aaMathematica"><text:span text:style-name="T38"> ] := Sum[ </text:span></text:span><text:span text:style-name="aaMathematica"><text:span text:style-name="T41">j^-s Z</text:span></text:span><text:span text:style-name="aaMathematica"><text:span text:style-name="T38">m</text:span></text:span><text:span text:style-name="aaMathematica"><text:span text:style-name="T37">1</text:span></text:span><text:span text:style-name="aaMathematica"><text:span text:style-name="T38">[ </text:span></text:span><text:span text:style-name="aaMathematica"><text:span text:style-name="T35">n</text:span></text:span><text:span text:style-name="aaMathematica"><text:span text:style-name="T38">/j, k-1, </text:span></text:span><text:span text:style-name="aaMathematica"><text:span text:style-name="T41">s</text:span></text:span><text:span text:style-name="aaMathematica"><text:span text:style-name="T38"> ], { j, 2, <text:s/></text:span></text:span><text:span text:style-name="aaMathematica"><text:span text:style-name="T35">n</text:span></text:span><text:span text:style-name="aaMathematica"><text:span text:style-name="T38"> } ]; </text:span></text:span><text:span text:style-name="aaMathematica"><text:span text:style-name="T41">Z</text:span></text:span><text:span text:style-name="aaMathematica"><text:span text:style-name="T38">m</text:span></text:span><text:span text:style-name="aaMathematica"><text:span text:style-name="T37">1</text:span></text:span><text:span text:style-name="aaMathematica"><text:span text:style-name="T38">[ </text:span></text:span><text:span text:style-name="aaMathematica"><text:span text:style-name="T35">n</text:span></text:span><text:span text:style-name="aaMathematica"><text:span text:style-name="T38">_, 0, </text:span></text:span><text:span text:style-name="aaMathematica"><text:span text:style-name="T41">s_</text:span></text:span><text:span text:style-name="aaMathematica"><text:span text:style-name="T38"> ] := </text:span></text:span><text:span text:style-name="aaMathematica"><text:span text:style-name="T43">UnitStep[n-1]</text:span></text:span></text:p>
      <text:p text:style-name="P39"><text:span text:style-name="aaMathematica"><text:span text:style-name="T38">Table[ </text:span></text:span><text:span text:style-name="aaMathematica"><text:span text:style-name="T41">Chop[</text:span></text:span><text:span text:style-name="aaMathematica"><text:span text:style-name="T38">{ </text:span></text:span><text:span text:style-name="aaMathematica"><text:span text:style-name="T41">Z</text:span></text:span><text:span text:style-name="aaMathematica"><text:span text:style-name="T38">m</text:span></text:span><text:span text:style-name="aaMathematica"><text:span text:style-name="T37">1</text:span></text:span><text:span text:style-name="aaMathematica"><text:span text:style-name="T38">1[ </text:span></text:span><text:span text:style-name="aaMathematica"><text:span text:style-name="T35">n</text:span></text:span><text:span text:style-name="aaMathematica"><text:span text:style-name="T41">=ri[]</text:span></text:span><text:span text:style-name="aaMathematica"><text:span text:style-name="T35">,</text:span></text:span><text:span text:style-name="aaMathematica"><text:span text:style-name="T41">ss=rr[]</text:span></text:span><text:span text:style-name="aaMathematica"><text:span text:style-name="T38"> ]-</text:span></text:span><text:span text:style-name="aaMathematica"><text:span text:style-name="T41">Z</text:span></text:span><text:span text:style-name="aaMathematica"><text:span text:style-name="T38">m</text:span></text:span><text:span text:style-name="aaMathematica"><text:span text:style-name="T37">1</text:span></text:span><text:span text:style-name="aaMathematica"><text:span text:style-name="T38">[ </text:span></text:span><text:span text:style-name="aaMathematica"><text:span text:style-name="T35">n</text:span></text:span><text:span text:style-name="aaMathematica"><text:span text:style-name="T38">, 1</text:span></text:span><text:span text:style-name="aaMathematica"><text:span text:style-name="T41">, ss</text:span></text:span><text:span text:style-name="aaMathematica"><text:span text:style-name="T38"> ], </text:span></text:span><text:span text:style-name="aaMathematica"><text:span text:style-name="T41">Z</text:span></text:span><text:span text:style-name="aaMathematica"><text:span text:style-name="T38">m</text:span></text:span><text:span text:style-name="aaMathematica"><text:span text:style-name="T37">1</text:span></text:span><text:span text:style-name="aaMathematica"><text:span text:style-name="T38">2[ </text:span></text:span><text:span text:style-name="aaMathematica"><text:span text:style-name="T35">n, </text:span></text:span><text:span text:style-name="aaMathematica"><text:span text:style-name="T41">ss</text:span></text:span><text:span text:style-name="aaMathematica"><text:span text:style-name="T38"> ]-</text:span></text:span><text:span text:style-name="aaMathematica"><text:span text:style-name="T41">Z</text:span></text:span><text:span text:style-name="aaMathematica"><text:span text:style-name="T38">m</text:span></text:span><text:span text:style-name="aaMathematica"><text:span text:style-name="T37">1</text:span></text:span><text:span text:style-name="aaMathematica"><text:span text:style-name="T38">[ </text:span></text:span><text:span text:style-name="aaMathematica"><text:span text:style-name="T35">n</text:span></text:span><text:span text:style-name="aaMathematica"><text:span text:style-name="T38">, 2, </text:span></text:span><text:span text:style-name="aaMathematica"><text:span text:style-name="T41">ss</text:span></text:span><text:span text:style-name="aaMathematica"><text:span text:style-name="T38"> ], </text:span></text:span><text:span text:style-name="aaMathematica"><text:span text:style-name="T41">Z</text:span></text:span><text:span text:style-name="aaMathematica"><text:span text:style-name="T38">m</text:span></text:span><text:span text:style-name="aaMathematica"><text:span text:style-name="T37">1</text:span></text:span><text:span text:style-name="aaMathematica"><text:span text:style-name="T38">3[ </text:span></text:span><text:span text:style-name="aaMathematica"><text:span text:style-name="T35">n, </text:span></text:span><text:span text:style-name="aaMathematica"><text:span text:style-name="T41">ss</text:span></text:span><text:span text:style-name="aaMathematica"><text:span text:style-name="T38"> ]-</text:span></text:span><text:span text:style-name="aaMathematica"><text:span text:style-name="T41">Z</text:span></text:span><text:span text:style-name="aaMathematica"><text:span text:style-name="T38">m</text:span></text:span><text:span text:style-name="aaMathematica"><text:span text:style-name="T37">1</text:span></text:span><text:span text:style-name="aaMathematica"><text:span text:style-name="T38">[ </text:span></text:span><text:span text:style-name="aaMathematica"><text:span text:style-name="T35">n</text:span></text:span><text:span text:style-name="aaMathematica"><text:span text:style-name="T38">, 3, </text:span></text:span><text:span text:style-name="aaMathematica"><text:span text:style-name="T41">ss</text:span></text:span><text:span text:style-name="aaMathematica"><text:span text:style-name="T38"> ] }</text:span></text:span><text:span text:style-name="aaMathematica"><text:span text:style-name="T41">]</text:span></text:span><text:span text:style-name="aaMathematica"><text:span text:style-name="T38">, { </text:span></text:span><text:span text:style-name="aaMathematica"><text:span text:style-name="T41">t</text:span></text:span><text:span text:style-name="aaMathematica"><text:span text:style-name="T38">, 1, 50 } ]</text:span></text:span></text:p>
      <text:p text:style-name="P8"><text:span text:style-name="MathematicaFormatStandardForm"><text:span text:style-name="T82"/></text:span></text:p>
      <text:p text:style-name="P16"><text:span text:style-name="MathematicaFormatStandardForm"><text:span text:style-name="T6"><text:s/></text:span></text:span><text:span text:style-name="MathematicaFormatStandardForm"><text:span text:style-name="T7">The limit of this as </text:span></text:span><text:span text:style-name="MathematicaFormatStandardForm"><text:span text:style-name="T23">n</text:span></text:span><text:span text:style-name="MathematicaFormatStandardForm"><text:span text:style-name="T7"> approaches infinity, </text:span></text:span><text:span text:style-name="MathematicaFormatStandardForm"><text:span text:style-name="T8">if</text:span></text:span><text:span text:style-name="MathematicaFormatStandardForm"><text:span text:style-name="T9"><draw:frame draw:style-name="fr3" draw:name="Object396" text:anchor-type="as-char" svg:y="-0.1244in" svg:width="0.5346in" svg:height="0.1591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MathematicaFormatStandardForm"><text:span text:style-name="T9">,</text:span></text:span><text:span text:style-name="MathematicaFormatStandardForm"><text:span text:style-name="T7"> is</text:span></text:span></text:p>
      <text:p text:style-name="P21"><text:span text:style-name="MathematicaFormatStandardForm"><text:span text:style-name="T56"/></text:span></text:p>
      <text:p text:style-name="P20"><text:span text:style-name="MathematicaFormatStandardForm"><text:span text:style-name="T59"><draw:frame draw:style-name="fr1" draw:name="Object401" text:anchor-type="as-char" svg:y="-0.1646in" svg:width="1.5043in" svg:height="0.3075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23"><text:span text:style-name="FormulaNumber"><text:span text:style-name="T67">(</text:span></text:span><text:span text:style-name="FormulaNumber"><text:span text:style-name="T68">1.</text:span></text:span><text:span text:style-name="FormulaNumber"><text:span text:style-name="T76">3</text:span></text:span><text:span text:style-name="FormulaNumber"><text:span text:style-name="T69">.</text:span></text:span><text:span text:style-name="FormulaNumber"><text:span text:style-name="T76">4</text:span></text:span><text:span text:style-name="FormulaNumber"><text:span text:style-name="T67">)</text:span></text:span></text:p>
      <text:p text:style-name="P23"><text:span text:style-name="MathematicaFormatStandardForm"><text:span text:style-name="T47"/></text:span></text:p>
      <text:p text:style-name="P39"><text:span text:style-name="aaMathematica"><text:span text:style-name="T32">Dmy[n_,0,s_,y_]:=UnitStep[n-1]</text:span></text:span></text:p>
      <text:p text:style-name="P39"><text:soft-page-break/><text:span text:style-name="aaMathematica"><text:span text:style-name="T40">Dmy[n_,k_,s_,y_]:=Sum[ (j+y)^-s Dmy[n (j+y)^-1,k-1,s,y],</text:span></text:span><text:span text:style-name="aaMathematica"><text:span text:style-name="T32">{j,1,n-y}]</text:span></text:span></text:p>
      <text:p text:style-name="P39"><text:span text:style-name="aaMathematica"><text:span text:style-name="T40">Grid[Table[Chop[Dmy[30000,k,s,y]-N[Zeta[s,y+1]^k]],{k,1,3},{s,2,4},{y,1,4}]]</text:span></text:span></text:p>
      <text:p text:style-name="P3"/>
      <text:p text:style-name="P16"><text:span text:style-name="MathematicaFormatStandardForm"><text:span text:style-name="T10">where</text:span></text:span><text:span text:style-name="MathematicaFormatStandardForm"><text:span text:style-name="T9"><draw:frame draw:style-name="fr2" draw:name="Object400" text:anchor-type="as-char" svg:y="-0.1244in" svg:width="0.4917in" svg:height="0.1591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text:span text:style-name="MathematicaFormatStandardForm"><text:span text:style-name="T10">is the </text:span></text:span><text:span text:style-name="MathematicaFormatStandardForm"><text:span text:style-name="T12">Hurwitz </text:span></text:span><text:span text:style-name="MathematicaFormatStandardForm"><text:span text:style-name="T10">Zeta function,</text:span></text:span><text:span text:style-name="MathematicaFormatStandardForm"><text:span text:style-name="T13"> defined for </text:span></text:span><text:span text:style-name="MathematicaFormatStandardForm"><text:span text:style-name="T14"><draw:frame draw:style-name="fr2" draw:name="Object543" text:anchor-type="as-char" svg:y="-0.1244in" svg:width="0.5346in" svg:height="0.1591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MathematicaFormatStandardForm"><text:span text:style-name="T13">and </text:span></text:span><text:span text:style-name="MathematicaFormatStandardForm"><text:span text:style-name="T14"><draw:frame draw:style-name="fr2" draw:name="Object545" text:anchor-type="as-char" svg:y="-0.1244in" svg:width="0.5591in" svg:height="0.159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MathematicaFormatStandardForm"><text:span text:style-name="T13">as</text:span></text:span></text:p>
      <text:p text:style-name="P16"/>
      <text:p text:style-name="P17"><draw:frame draw:style-name="fr3" draw:name="Object549" text:anchor-type="as-char" svg:y="-0.1839in" svg:width="1.2398in" svg:height="0.325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3"/>
      <text:p text:style-name="P16"><text:span text:style-name="MathematicaFormatStandardForm"><text:span text:style-name="T12"><text:s/></text:span></text:span><text:span text:style-name="MathematicaFormatStandardForm"><text:span text:style-name="T15">This can be generalized as</text:span></text:span></text:p>
      <text:p text:style-name="P13"><text:span text:style-name="MathematicaFormatStandardForm"><text:span text:style-name="T14"/></text:span></text:p>
      <text:p text:style-name="P26"><text:span text:style-name="MathematicaFormatStandardForm"><text:span text:style-name="T47"><draw:frame draw:style-name="fr1" draw:name="Object394" text:anchor-type="as-char" svg:y="-0.1646in" svg:width="2.6134in" svg:height="0.3256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3"><text:span text:style-name="FormulaNumber"><text:span text:style-name="T87">(1.3.2)</text:span></text:span></text:p>
      <text:p text:style-name="P13"><text:span text:style-name="MathematicaFormatStandardForm"><text:span text:style-name="T25"><draw:frame draw:style-name="fr2" draw:name="Object546" text:anchor-type="as-char" svg:y="-0.7543in" svg:width="3.0689in" svg:height="1.5508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"/>
      <text:p text:style-name="P33">If y is a positive integer, this can also be written as</text:p>
      <text:p text:style-name="P30"/>
      <text:p text:style-name="P26"><text:span text:style-name="MathematicaFormatStandardForm"><text:span text:style-name="T47"><draw:frame draw:style-name="fr1" draw:name="Object853" text:anchor-type="as-char" svg:y="-0.1646in" svg:width="1.9366in" svg:height="0.3256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31"><text:span text:style-name="FormulaNumber"><text:span text:style-name="T72">(</text:span></text:span><text:span text:style-name="FormulaNumber"><text:span text:style-name="T73">1.</text:span></text:span><text:span text:style-name="FormulaNumber"><text:span text:style-name="T74">3.</text:span></text:span><text:span text:style-name="FormulaNumber"><text:span text:style-name="T75">2</text:span></text:span><text:span text:style-name="FormulaNumber"><text:span text:style-name="T72">)</text:span></text:span></text:p>
      <text:p text:style-name="P30">with examples</text:p>
      <text:p text:style-name="P30"/>
      <text:p text:style-name="P26"><text:span text:style-name="MathematicaFormatStandardForm"><text:span text:style-name="T49"><draw:frame draw:style-name="fr2" draw:name="Object854" text:anchor-type="as-char" svg:y="-0.652in" svg:width="2.2846in" svg:height="1.3472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4"/>
      <text:p text:style-name="P14"/>
      <text:p text:style-name="P16"><text:span text:style-name="MathematicaFormatStandardForm"><text:span text:style-name="T82"/></text:span></text:p>
      <text:p text:style-name="P40"><text:span text:style-name="aaSubSection_20_Title">1.</text:span><text:span text:style-name="aaSubSection_20_Title"><text:span text:style-name="T88">4</text:span></text:span><text:span text:style-name="aaSubSection_20_Title"> </text:span><text:span text:style-name="aaSubSection_20_Title"><text:span text:style-name="T88">The Partial Sum of </text:span></text:span></text:p>
      <text:p text:style-name="P40"><text:span text:style-name="aaSubSection_20_Title"><text:span text:style-name="T78">the Log of the Zeta Function</text:span></text:span></text:p>
      <text:p text:style-name="P16"><text:span text:style-name="MathematicaFormatStandardForm"><text:span text:style-name="T82"/></text:span></text:p>
      <text:p text:style-name="P15"><text:span text:style-name="aaSubSection_20_Title"/></text:p>
      <text:p text:style-name="P12"><text:span text:style-name="MathematicaFormatStandardForm"><text:span text:style-name="T16"><text:tab/>A </text:span></text:span><text:span text:style-name="MathematicaFormatStandardForm"><text:span text:style-name="T17">final </text:span></text:span><text:span text:style-name="MathematicaFormatStandardForm"><text:span text:style-name="T18">function we'll use is</text:span></text:span></text:p>
      <text:p text:style-name="P12"><text:span text:style-name="MathematicaFormatStandardForm"><text:span text:style-name="T16"/></text:span></text:p>
      <text:p text:style-name="P13"><text:span text:style-name="MathematicaFormatStandardForm"><text:span text:style-name="T2"><draw:frame draw:style-name="fr1" draw:name="Object406" text:anchor-type="as-char" svg:y="-0.2291in" svg:width="2.2965in" svg:height="0.3752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37"><text:span text:style-name="FormulaNumber"><text:span text:style-name="T72">(1.4.1)</text:span></text:span></text:p>
      <text:p text:style-name="P37"><text:span text:style-name="FormulaNumber"><text:span text:style-name="T72"/></text:span></text:p>
      <text:p text:style-name="P39"><text:span text:style-name="aaMathematica"><text:span text:style-name="T44">K</text:span></text:span><text:span text:style-name="aaMathematica"><text:span text:style-name="T37">[ n_] := </text:span></text:span><text:span text:style-name="aaMathematica"><text:span text:style-name="T44">FullSimplify[ MangoldtLambda[ n ] / Log[ n ] ]</text:span></text:span></text:p>
      <text:p text:style-name="P39"><text:span text:style-name="aaMathematica"><text:span text:style-name="T44">Table[ {n,K[n]}, {n,2,100}]</text:span></text:span></text:p>
      <text:p text:style-name="P8"><text:span text:style-name="FormulaNumber"/></text:p>
      <text:p text:style-name="P13"><text:span text:style-name="MathematicaFormatStandardForm"><text:span text:style-name="T2"><draw:frame draw:style-name="fr1" draw:name="Object49" text:anchor-type="as-char" svg:y="-0.1646in" svg:width="2.6055in" svg:height="0.3256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8"><text:span text:style-name="FormulaNumber">(</text:span><text:span text:style-name="FormulaNumber"><text:span text:style-name="T79">1.4.3</text:span></text:span><text:span text:style-name="FormulaNumber">)</text:span></text:p>
      <text:p text:style-name="P37"><text:soft-page-break/><text:span text:style-name="aaMathematica"><text:span text:style-name="T89"/></text:span></text:p>
      <text:p text:style-name="P39"><text:span text:style-name="aaMathematica"><text:span text:style-name="T37">log</text:span></text:span><text:span text:style-name="aaMathematica"><text:span text:style-name="T45">Z</text:span></text:span><text:span text:style-name="aaMathematica"><text:span text:style-name="T37">[ n_, k_, s_ ] := Sum[ j^-s MangoldtLambda[ j ]/Log[ j ] log</text:span></text:span><text:span text:style-name="aaMathematica"><text:span text:style-name="T45">Z</text:span></text:span><text:span text:style-name="aaMathematica"><text:span text:style-name="T37">[ n/j, k-1 ], { j, 2, n } ]</text:span></text:span></text:p>
      <text:p text:style-name="P39"><text:span text:style-name="aaMathematica"><text:span text:style-name="T37">log</text:span></text:span><text:span text:style-name="aaMathematica"><text:span text:style-name="T45">Z</text:span></text:span><text:span text:style-name="aaMathematica"><text:span text:style-name="T37">[ n_, 0, s_ ] := UnitStep[n-1]</text:span></text:span></text:p>
      <text:p text:style-name="P39"><text:span text:style-name="aaMathematica"><text:span text:style-name="T38">Table[ FullSimplify[ log</text:span></text:span><text:span text:style-name="aaMathematica"><text:span text:style-name="T45">Z</text:span></text:span><text:span text:style-name="aaMathematica"><text:span text:style-name="T38">[ n, k, s ] ], { n, 1, 50 }, { k, 1, 5 }, {s,-1,1} ]//TableForm</text:span></text:span></text:p>
      <text:p text:style-name="P12"><text:span text:style-name="MathematicaFormatStandardForm"><text:span text:style-name="T19"/></text:span></text:p>
      <text:p text:style-name="P12"><text:span text:style-name="MathematicaFormatStandardForm"><text:span text:style-name="T19">with examples</text:span></text:span></text:p>
      <text:p text:style-name="P12"><text:span text:style-name="MathematicaFormatStandardForm"><text:span text:style-name="T18"/></text:span></text:p>
      <text:p text:style-name="P13"><text:span text:style-name="MathematicaFormatStandardForm"><text:span text:style-name="T20"><draw:frame draw:style-name="fr2" draw:name="Object157" text:anchor-type="as-char" svg:y="-0.652in" svg:width="2.9374in" svg:height="1.3472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8"><text:span text:style-name="FormulaNumber">(</text:span><text:span text:style-name="FormulaNumber"><text:span text:style-name="T79">1.4.2</text:span></text:span><text:span text:style-name="FormulaNumber">)</text:span></text:p>
      <text:p text:style-name="P8"><text:span text:style-name="MathematicaFormatStandardForm"><text:span text:style-name="T2"/></text:span></text:p>
      <text:p text:style-name="P39"><text:span text:style-name="aaMathematica"><text:span text:style-name="T46">K[ n_ ] := FullSimplify[ MangoldtLambda[ n ]/Log[ n ] ]</text:span></text:span></text:p>
      <text:p text:style-name="P39"><text:span text:style-name="aaMathematica"><text:span text:style-name="T46">logD1[ n_ ] := Sum[ K[ j ], { j, 2, n } ]</text:span></text:span></text:p>
      <text:p text:style-name="P39"><text:span text:style-name="aaMathematica"><text:span text:style-name="T46">logD2[ n_ ] := Sum[ K[ j ] K[ k ], { j, 2, n }, { k, 2, n/j } ]</text:span></text:span></text:p>
      <text:p text:style-name="P39"><text:span text:style-name="aaMathematica"><text:span text:style-name="T46">logD3[ n_ ] := Sum[ K[ j ] K[ k ] K[ m ], { j, 2, n }, { k, 2, n/j }, { m, 2, n/(j k) } ]</text:span></text:span></text:p>
      <text:p text:style-name="P39"><text:span text:style-name="aaMathematica"><text:span text:style-name="T46">logD[ n_, k_ ] := Sum[ K[ j ] logD[ n/j, k-1 ], { j, 2, n } ]</text:span></text:span></text:p>
      <text:p text:style-name="P39"><text:span text:style-name="aaMathematica"><text:span text:style-name="T46">logD[ n_, 0 ] := UnitStep[n-1]</text:span></text:span></text:p>
      <text:p text:style-name="P39"><text:span text:style-name="aaMathematica"><text:span text:style-name="T38"><text:s/>Table[</text:span></text:span><text:span text:style-name="aaMathematica"><text:span text:style-name="T32">{</text:span></text:span><text:span text:style-name="aaMathematica"><text:span text:style-name="T46">logD</text:span></text:span><text:span text:style-name="aaMathematica"><text:span text:style-name="T32">1[n]-</text:span></text:span><text:span text:style-name="aaMathematica"><text:span text:style-name="T46">logD</text:span></text:span><text:span text:style-name="aaMathematica"><text:span text:style-name="T32">[n,1],</text:span></text:span><text:span text:style-name="aaMathematica"><text:span text:style-name="T46">logD</text:span></text:span><text:span text:style-name="aaMathematica"><text:span text:style-name="T32">2[n]-</text:span></text:span><text:span text:style-name="aaMathematica"><text:span text:style-name="T46">logD</text:span></text:span><text:span text:style-name="aaMathematica"><text:span text:style-name="T32">[n,2],</text:span></text:span><text:span text:style-name="aaMathematica"><text:span text:style-name="T46">logD</text:span></text:span><text:span text:style-name="aaMathematica"><text:span text:style-name="T32">3[n]-</text:span></text:span><text:span text:style-name="aaMathematica"><text:span text:style-name="T46">logD</text:span></text:span><text:span text:style-name="aaMathematica"><text:span text:style-name="T32">[n,3]},{n,1,50}]//TableForm</text:span></text:span></text:p>
      <text:p text:style-name="P21"><text:span text:style-name="MathematicaFormatStandardForm"><text:span text:style-name="T52"/></text:span></text:p>
      <text:p text:style-name="P16"/>
      <text:p text:style-name="P13"><text:span text:style-name="MathematicaFormatStandardForm"><text:span text:style-name="T20"><draw:frame draw:style-name="fr2" draw:name="Object399" text:anchor-type="as-char" svg:y="-0.2366in" svg:width="1.6634in" svg:height="0.3772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8"><text:span text:style-name="FormulaNumber">(</text:span><text:span text:style-name="FormulaNumber"><text:span text:style-name="T79">1.4.2</text:span></text:span><text:span text:style-name="FormulaNumber">)</text:span></text:p>
      <text:p text:style-name="P16"><text:span text:style-name="MathematicaFormatStandardForm"><text:span text:style-name="T6"><text:s/></text:span></text:span><text:span text:style-name="MathematicaFormatStandardForm"><text:span text:style-name="T7">The limit of this as </text:span></text:span><text:span text:style-name="MathematicaFormatStandardForm"><text:span text:style-name="T23">n</text:span></text:span><text:span text:style-name="MathematicaFormatStandardForm"><text:span text:style-name="T7"> approaches infinity, </text:span></text:span><text:span text:style-name="MathematicaFormatStandardForm"><text:span text:style-name="T8">if</text:span></text:span><text:span text:style-name="MathematicaFormatStandardForm"><text:span text:style-name="T9"><draw:frame draw:style-name="fr3" draw:name="Object277" text:anchor-type="as-char" svg:y="-0.1244in" svg:width="0.5346in" svg:height="0.1591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MathematicaFormatStandardForm"><text:span text:style-name="T9">,</text:span></text:span><text:span text:style-name="MathematicaFormatStandardForm"><text:span text:style-name="T7"> is</text:span></text:span></text:p>
      <text:p text:style-name="P21"><text:span text:style-name="MathematicaFormatStandardForm"><text:span text:style-name="T56"/></text:span></text:p>
      <text:p text:style-name="P20"><text:span text:style-name="MathematicaFormatStandardForm"><text:span text:style-name="T59"><draw:frame draw:style-name="fr1" draw:name="Object403" text:anchor-type="as-char" svg:y="-0.1646in" svg:width="1.7783in" svg:height="0.3075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23"><text:span text:style-name="FormulaNumber"><text:span text:style-name="T67">(</text:span></text:span><text:span text:style-name="FormulaNumber"><text:span text:style-name="T68">1.</text:span></text:span><text:span text:style-name="FormulaNumber"><text:span text:style-name="T76">3</text:span></text:span><text:span text:style-name="FormulaNumber"><text:span text:style-name="T69">.</text:span></text:span><text:span text:style-name="FormulaNumber"><text:span text:style-name="T76">4</text:span></text:span><text:span text:style-name="FormulaNumber"><text:span text:style-name="T67">)</text:span></text:span></text:p>
      <text:p text:style-name="P23"><text:span text:style-name="MathematicaFormatStandardForm"><text:span text:style-name="T60"/></text:span></text:p>
      <text:p text:style-name="P39"><text:span text:style-name="aaMathematica"><text:span text:style-name="T32"><text:s/>Dk[n_,k_,s_]:=Dk[n,k,s]=Sum[j^-s Dk[Floor[n/j],k-1,s],{j,1,n}];Dk[n_,0,s_]:=UnitStep[n-1]</text:span></text:span></text:p>
      <text:p text:style-name="P39"><text:span text:style-name="aaMathematica"><text:span text:style-name="T42">Grid[Table[ Chop[ Dk[30000, k, s]-N[Zeta[s]^k]],{k,1,3},{s,2,4,.5}]]</text:span></text:span></text:p>
      <text:p text:style-name="P13"/>
      <text:p text:style-name="P16"><text:span text:style-name="MathematicaFormatStandardForm"><text:span text:style-name="T15">If </text:span></text:span><text:span text:style-name="MathematicaFormatStandardForm"><text:span text:style-name="T9"><draw:frame draw:style-name="fr3" draw:name="Object855" text:anchor-type="as-char" svg:y="-0.1244in" svg:width="0.3709in" svg:height="0.1591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MathematicaFormatStandardForm"><text:span text:style-name="T15">is a multiplicative function, this can be generalized as</text:span></text:span></text:p>
      <text:p text:style-name="P16"/>
      <text:p text:style-name="P13"><text:span text:style-name="MathematicaFormatStandardForm"><text:span text:style-name="T2"><draw:frame draw:style-name="fr1" draw:name="Object856" text:anchor-type="as-char" svg:y="-0.1646in" svg:width="2.4209in" svg:height="0.3256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3"/>
      <text:p text:style-name="P12"><text:span text:style-name="MathematicaFormatStandardForm"><text:span text:style-name="T19">with examples</text:span></text:span></text:p>
      <text:p text:style-name="P13"/>
      <text:p text:style-name="P13"><text:span text:style-name="MathematicaFormatStandardForm"><text:span text:style-name="T20"><draw:frame draw:style-name="fr2" draw:name="Object857" text:anchor-type="as-char" svg:y="-0.652in" svg:width="3.2346in" svg:height="1.3472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13"/>
      <text:p text:style-name="P40"><text:span text:style-name="aaSubSection_20_Title">1.5 Notes on Convergence</text:span></text:p>
      <text:p text:style-name="P6"><text:span text:style-name="MathematicaFormatStandardForm"><text:span text:style-name="T24"/></text:span></text:p>
      <text:p text:style-name="P12"><text:soft-page-break/><text:span text:style-name="MathematicaFormatStandardForm"><text:span text:style-name="T21"><text:tab/>A quick glance </text:span></text:span><text:span text:style-name="MathematicaFormatStandardForm"><text:span text:style-name="T14">at the examples </text:span></text:span><text:span text:style-name="MathematicaFormatStandardForm"><text:span text:style-name="T21">above should make clear that</text:span></text:span><text:span text:style-name="MathematicaFormatStandardForm"><text:span text:style-name="T21"><draw:frame draw:style-name="fr2" draw:name="Object44" text:anchor-type="as-char" svg:y="-0.1437in" svg:width="0.9984in" svg:height="0.1945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MathematicaFormatStandardForm"><text:span text:style-name="T21">when</text:span></text:span><text:span text:style-name="MathematicaFormatStandardForm"><text:span text:style-name="T21"><draw:frame draw:style-name="fr2" draw:name="Object181" text:anchor-type="as-char" svg:y="-0.1437in" svg:width="0.372in" svg:height="0.1736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MathematicaFormatStandardForm"><text:span text:style-name="T2">, </text:span></text:span><text:span text:style-name="MathematicaFormatStandardForm"><text:span text:style-name="T21">and</text:span></text:span><text:span text:style-name="MathematicaFormatStandardForm"><text:span text:style-name="T21"><draw:frame draw:style-name="fr2" draw:name="Object182" text:anchor-type="as-char" svg:y="-0.1437in" svg:width="1.0256in" svg:height="0.1945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MathematicaFormatStandardForm"><text:span text:style-name="T21">when</text:span></text:span><text:span text:style-name="MathematicaFormatStandardForm"><text:span text:style-name="T21"><draw:frame draw:style-name="fr2" draw:name="Object183" text:anchor-type="as-char" svg:y="-0.1437in" svg:width="0.6429in" svg:height="0.1783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text:span text:style-name="MathematicaFormatStandardForm"><text:span text:style-name="T2">, </text:span></text:span><text:span text:style-name="MathematicaFormatStandardForm"><text:span text:style-name="T14">but that </text:span></text:span><text:span text:style-name="MathematicaFormatStandardForm"><text:span text:style-name="T14"><draw:frame draw:style-name="fr2" draw:name="Object194" text:anchor-type="as-char" svg:y="-0.1437in" svg:width="0.5161in" svg:height="0.1945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text:span text:style-name="MathematicaFormatStandardForm"><text:span text:style-name="T2"> </text:span></text:span><text:span text:style-name="MathematicaFormatStandardForm"><text:span text:style-name="T22">is non-zero for any k.</text:span></text:span></text:p>
      <text:p text:style-name="P12"><text:span text:style-name="MathematicaFormatStandardForm"><text:span text:style-name="T21"/></text:span></text:p>
      <text:p text:style-name="P39"><text:span text:style-name="aaMathematica"><text:span text:style-name="T35">Dk[ n_, k_ ] <text:s/>:= Sum[ Dk[ n / j, k - 1 ], { j, 1, n } ];Dk[ n_, 0 ] := UnitStep[n-1]</text:span></text:span></text:p>
      <text:p text:style-name="P39"><text:span text:style-name="aaMathematica"><text:span text:style-name="T38">Dm1[ n_, k_ ] := Sum[ Dm1[ n/j, k-1 ], { j, 2, n } ];Dm1[ n_, 0 ] := UnitStep[n-1]</text:span></text:span></text:p>
      <text:p text:style-name="P39"><text:span text:style-name="aaMathematica"><text:span text:style-name="T38">logD[ n_, k_ ] := Sum[ FullSimplify[MangoldtLambda[ j ]/Log[ j ]] logD[ n/j, k-1 ], { j, 2, n } ];logD[ n_, 0 ] := UnitStep[n-1]</text:span></text:span></text:p>
      <text:p text:style-name="P39"><text:span text:style-name="aaMathematica"><text:span text:style-name="T34">Table[ {n, Dm1[ n, 4 ],Dm1[ n, 5 ], Dm1[ n, 6 ], logD[ n, 4 ],logD[ n, 5 ], logD[ n, 6 ], Dk[ n, 4 ],Dk[ n, 5 ], Dk[ n, 6 ] }, { n, 1, 64 } ] // TableForm</text:span></text:span></text:p>
      <text:p text:style-name="P12"><text:span text:style-name="MathematicaFormatStandardForm"><text:span text:style-name="T21"/></text:span></text:p>
      <text:p text:style-name="P12"><text:span text:style-name="MathematicaFormatStandardForm"><text:span text:style-name="T21">When we use these </text:span></text:span><text:span text:style-name="MathematicaFormatStandardForm"><text:span text:style-name="T14">first two </text:span></text:span><text:span text:style-name="MathematicaFormatStandardForm"><text:span text:style-name="T21">functions in analogs to power series or polynomials, this property guarantees convergence after</text:span></text:span><text:span text:style-name="MathematicaFormatStandardForm"><text:span text:style-name="T21"><draw:frame draw:style-name="fr2" draw:name="Object184" text:anchor-type="as-char" svg:y="-0.1244in" svg:width="0.3972in" svg:height="0.1752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text:span text:style-name="MathematicaFormatStandardForm"><text:span text:style-name="T21">terms, </text:span></text:span><text:span text:style-name="MathematicaFormatStandardForm"><text:span text:style-name="T14">which is crucial.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2" svg:font-family="Pescadero" style:font-family-generic="roman" style:font-pitch="variable"/>
    <style:font-face style:name="Pescadero" svg:font-family="Pescadero" style:font-adornments="Bold" style:font-family-generic="roman" style:font-pitch="variable"/>
    <style:font-face style:name="Pescadero1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ll Gothic Std Black" svg:font-family="'Bell Gothic Std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aSubsection_20_Title" style:display-name="aaSubsection Title" style:family="paragraph" style:parent-style-name="Standard">
      <style:graphic-properties draw:fill="solid" draw:fill-color="#cfe7e5" draw:opacity="100%"/>
      <style:paragraph-properties fo:text-align="center" style:justify-single-word="false" fo:background-color="#cfe7e5" fo:padding="0.0201in" fo:border="0.06pt solid #000000" style:shadow="none" style:text-autospace="none">
        <style:tab-stops/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font-style="normal" fo:text-shadow="none" style:text-underline-style="none" fo:font-weight="bold" officeooo:rsid="02426e85" style:font-name-asian="Courier New" style:font-family-asian="'Courier New'" style:font-family-generic-asian="modern" style:font-pitch-asian="fixed" style:font-size-asian="12pt" style:font-style-asian="normal" style:font-weight-asian="bold" style:font-name-complex="Courier New" style:font-family-complex="'Courier New'" style:font-family-generic-complex="modern" style:font-pitch-complex="fixed" style:font-size-complex="12pt" style:font-style-complex="normal" style:font-weight-complex="bold"/>
    </style:style>
    <style:style style:name="aaMathematicaCellInput" style:family="paragraph" style:default-outline-level="">
      <style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SubSection_20_Title" style:display-name="aaSubSection Title" style:family="text">
      <style:text-properties fo:color="#000000" style:text-outline="false" style:text-line-through-style="none" style:text-line-through-type="none" style:font-name="Pescadero" fo:font-family="Pescadero" style:font-style-name="Bold" style:font-family-generic="roman" style:font-pitch="variable" fo:font-size="12pt" fo:letter-spacing="normal" fo:font-style="normal" fo:text-shadow="none" style:text-underline-style="none" fo:font-weight="bold" style:font-name-asian="Courier" style:font-family-asian="Courier" style:font-family-generic-asian="modern" style:font-pitch-asian="fixed" style:font-size-asian="12pt" style:font-style-asian="normal" style:font-weight-asian="bold" style:font-name-complex="Courier" style:font-family-complex="Courier" style:font-family-generic-complex="modern" style:font-pitch-complex="fixed" style:font-size-complex="12pt" style:font-style-complex="normal" style:font-weight-complex="bold"/>
    </style:style>
    <style:style style:name="FormulaNumber" style:family="text">
      <style:text-properties fo:color="#4c4c4c" style:font-name="Pescadero1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10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aaMathlink" style:family="text">
      <style:text-properties fo:color="#000000" style:text-outline="false" style:text-line-through-style="none" style:text-line-through-type="none" style:font-name="Pescadero2" fo:font-family="Pescadero" style:font-family-generic="roman" style:font-pitch="variable" fo:font-size="7pt" fo:letter-spacing="normal" fo:font-style="italic" fo:text-shadow="none" style:text-underline-style="none" fo:font-weight="normal" officeooo:rsid="01480fc8" style:font-name-asian="Courier New" style:font-family-asian="'Courier New'" style:font-family-generic-asian="modern" style:font-pitch-asian="fixed" style:font-size-asian="7pt" style:font-style-asian="italic" style:font-weight-asian="normal" style:font-name-complex="Courier New" style:font-family-complex="'Courier New'" style:font-family-generic-complex="modern" style:font-pitch-complex="fixed" style:font-size-complex="7pt" style:font-style-complex="italic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21:52:28.703000000</meta:creation-date>
    <dc:date>2015-09-11T22:04:20.989000000</dc:date>
    <meta:editing-duration>PT11M49S</meta:editing-duration>
    <meta:editing-cycles>6</meta:editing-cycles>
    <meta:generator>LibreOffice/5.0.0.5$Windows_x86 LibreOffice_project/1b1a90865e348b492231e1c451437d7a15bb262b</meta:generator>
    <meta:document-statistic meta:table-count="0" meta:image-count="0" meta:object-count="45" meta:page-count="6" meta:paragraph-count="126" meta:word-count="984" meta:character-count="5190" meta:non-whitespace-character-count="4282"/>
  </office:meta>
</office:document-meta>
</file>

<file path=Object 1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o stretchy="false">⌊</mo>
              <mrow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</mrow>
              <mo stretchy="false">⌋</mo>
            </mrow>
          </munderover>
          <msup>
            <mi>k</mi>
            <mrow>
              <mo stretchy="false">−</mo>
              <mn>1</mn>
            </mrow>
          </msup>
        </mrow>
      </mrow>
      <mo stretchy="false">π</mo>
      <mrow>
        <mo stretchy="false">(</mo>
        <mrow>
          <msup>
            <mi>n</mi>
            <mrow>
              <mfrac>
                <mn>1</mn>
                <mi>k</mi>
              </mfrac>
            </mrow>
          </msup>
        </mrow>
        <mo stretchy="false">)</mo>
      </mrow>
    </mrow>
    <annotation encoding="StarMath 5.0">%PI(n) = sum from k = 1 to lfloor {{log n}over{log 2}} rfloor k^-1 %pi(n^{1 over k})
</annotation>
  </semantics>
</math>
</file>

<file path=Object 10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11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i>k</mi>
                  </msup>
                </mrow>
              </mrow>
              <mo fence="true" stretchy="false">]</mo>
            </mrow>
            <mi>n</mi>
          </msub>
        </mrow>
        <mo stretchy="false">=</mo>
        <mi mathvariant="normal">ζ</mi>
      </mrow>
      <msup>
        <mrow>
          <mo fence="true" stretchy="false">(</mo>
          <mrow>
            <mi>s</mi>
          </mrow>
          <mo fence="true" stretchy="false">)</mo>
        </mrow>
        <mi>k</mi>
      </msup>
    </mrow>
    <annotation encoding="StarMath 5.0">lim from {n rightarrow infinity }[%zeta(s)^k]_n = %zeta(s)^k

</annotation>
  </semantics>
</math>
</file>

<file path=Object 12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s)</annotation>
  </semantics>
</math>
</file>

<file path=Object 1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f</mi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row>
            <mo fence="true" stretchy="false">[</mo>
            <mrow>
              <msup>
                <mi>f</mi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sup>
              <mi>j</mi>
              <mrow>
                <mo stretchy="false">−</mo>
                <mn>1</mn>
              </mrow>
            </msup>
          </mrow>
        </msub>
      </mrow>
    </mrow>
    <annotation encoding="StarMath 5.0">[f^k]_n = sum from j = 1 f(j) cdot [f^{k-1}]_{n j^-1}

</annotation>
  </semantics>
</math>
</file>

<file path=Object 14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i>f</mi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i>f</mi>
              </mrow>
            </mrow>
            <mrow>
              <mo fence="true" stretchy="false">(</mo>
              <mrow>
                <mi>j</mi>
              </mrow>
              <mo fence="true" stretchy="false">)</mo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sup>
                      <mi>f</mi>
                      <mn>2</mn>
                    </msup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i>f</mi>
                </mrow>
              </mrow>
            </mrow>
            <mrow>
              <mrow>
                <mo fence="true" stretchy="false">(</mo>
                <mrow>
                  <mi>j</mi>
                </mrow>
                <mo fence="true" stretchy="false">)</mo>
              </mrow>
              <mo stretchy="false">⋅</mo>
              <mi>f</mi>
            </mrow>
            <mrow>
              <mo fence="true" stretchy="false">(</mo>
              <mrow>
                <mi>k</mi>
              </mrow>
              <mo fence="true" stretchy="false">)</mo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sup>
                      <mi>f</mi>
                      <mn>3</mn>
                    </msup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m</mi>
                        <mo stretchy="false">=</mo>
                        <mn>1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i>f</mi>
                  </mrow>
                </mrow>
              </mrow>
            </mrow>
            <mrow>
              <mrow>
                <mo fence="true" stretchy="false">(</mo>
                <mrow>
                  <mi>j</mi>
                </mrow>
                <mo fence="true" stretchy="false">)</mo>
              </mrow>
              <mo stretchy="false">⋅</mo>
              <mi>f</mi>
            </mrow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⋅</mo>
              <mi>f</mi>
            </mrow>
            <mrow>
              <mo fence="true" stretchy="false">(</mo>
              <mrow>
                <mi>m</mi>
              </mrow>
              <mo fence="true" stretchy="false">)</mo>
            </mrow>
          </mrow>
        </mtd>
      </mtr>
    </mtable>
    <annotation encoding="StarMath 5.0">""[f]_n = sum from j = 1 to lfloor n rfloor f(j)
"" newline "" [f^2]_n = sum from j = 1 to lfloor n rfloor sum from k = 1 to lfloor n over j rfloor f(j) cdot f(k)
"" newline "" [f^3]_n = sum from j = 1 to lfloor n rfloor sum from k = 1 to lfloor n over j rfloor sum from m = 1 to lfloor n over {j k} rfloor f(j) cdot f(k) cdot f(m)
</annotation>
  </semantics>
</math>
</file>

<file path=Object 1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i>y</mi>
                        <mo stretchy="false">+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</mrow>
            <mo fence="true" stretchy="false">]</mo>
          </mrow>
          <mrow>
            <mi>n</mi>
            <msup>
              <mrow>
                <mo fence="true" stretchy="false">(</mo>
                <mrow>
                  <mrow>
                    <mi>j</mi>
                    <mo stretchy="false">+</mo>
                    <mi>y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%zeta(s,y+1)^k]_n = sum from j = 1 (j+y)^-s cdot [%zeta(s,y+1)^{k-1}]_{n(j+y)^-1}
</annotation>
  </semantics>
</math>
</file>

<file path=Object 16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i>n</mi>
                        <mo stretchy="false">−</mo>
                        <mi>y</mi>
                      </mrow>
                    </mrow>
                    <mo fence="true" stretchy="false">⌋</mo>
                  </mrow>
                </munderover>
                <msup>
                  <mrow>
                    <mo fence="true" stretchy="false">(</mo>
                    <mrow>
                      <mrow>
                        <mi>j</mi>
                        <mo stretchy="false">+</mo>
                        <mi>y</mi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text>     </mtext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i>n</mi>
                        <mo stretchy="false">−</mo>
                        <mi>y</mi>
                      </mrow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o fence="true" stretchy="false">⌊</mo>
                      <mrow>
                        <mrow>
                          <mfrac>
                            <mi>n</mi>
                            <mrow>
                              <mi>j</mi>
                              <mo stretchy="false">+</mo>
                              <mi>y</mi>
                            </mrow>
                          </mfrac>
                          <mo stretchy="false">−</mo>
                          <mi>y</mi>
                        </mrow>
                      </mrow>
                      <mo fence="true" stretchy="false">⌋</mo>
                    </mrow>
                  </munderov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j</mi>
                                <mo stretchy="false">+</mo>
                                <mi>y</mi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i>k</mi>
                                <mo stretchy="false">+</mo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text>     </mtext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row>
            <mtext>         </mtext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o stretchy="false">−</mo>
                      <mi>y</mi>
                    </mrow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frac>
                          <mi>n</mi>
                          <mrow>
                            <mi>j</mi>
                            <mo stretchy="false">+</mo>
                            <mi>y</mi>
                          </mrow>
                        </mfrac>
                        <mo stretchy="false">−</mo>
                        <mi>y</mi>
                      </mrow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m</mi>
                      <mo stretchy="false">=</mo>
                      <mn>1</mn>
                    </mrow>
                    <mrow>
                      <mo fence="true" stretchy="false">⌊</mo>
                      <mrow>
                        <mrow>
                          <mfrac>
                            <mi>n</mi>
                            <mrow>
                              <mrow>
                                <mo fence="true" stretchy="false">(</mo>
                                <mrow>
                                  <mrow>
                                    <mi>j</mi>
                                    <mo stretchy="false">+</mo>
                                    <mi>y</mi>
                                  </mrow>
                                </mrow>
                                <mo fence="true" stretchy="false">)</mo>
                              </mrow>
                              <mrow>
                                <mo fence="true" stretchy="false">(</mo>
                                <mrow>
                                  <mrow>
                                    <mi>k</mi>
                                    <mo stretchy="false">+</mo>
                                    <mi>y</mi>
                                  </mrow>
                                </mrow>
                                <mo fence="true" stretchy="false">)</mo>
                              </mrow>
                            </mrow>
                          </mfrac>
                          <mo stretchy="false">−</mo>
                          <mi>y</mi>
                        </mrow>
                      </mrow>
                      <mo fence="true" stretchy="false">⌋</mo>
                    </mrow>
                  </munderov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j</mi>
                                <mo stretchy="false">+</mo>
                                <mi>y</mi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i>k</mi>
                                <mo stretchy="false">+</mo>
                                <mi>y</mi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i>m</mi>
                                <mo stretchy="false">+</mo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</mrow>
        </mtd>
      </mtr>
    </mtable>
    <annotation encoding="StarMath 5.0">""[%zeta_n(s,y+1)]_n = sum from j = 1 to lfloor n-y rfloor (j+y)^-s"     " 
"" newline ""[%zeta(s,y+1)^2]_n = sum from j = 1 to lfloor n-y rfloor sum from k = 1 to lfloor n over {j+y}-y rfloor ((j+y) cdot (k+y))^-s"     "
"" newline ""[%zeta(s,y+1)^3]_n = 
"" newline "         " sum from j = 1 to lfloor n-y rfloor sum from k = 1 to lfloor n over {j+y}-y rfloor sum from m = 1 to lfloor n over {(j+y)(k+y)}-y rfloor ((j+y) cdot (k+y) cdot (m+y))^-s
</annotation>
  </semantics>
</math>
</file>

<file path=Object 17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j</mi>
              <mo stretchy="false">=</mo>
              <mi>y</mi>
            </mrow>
          </munder>
          <msup>
            <mi>j</mi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</mrow>
            <mo fence="true" stretchy="false">]</mo>
          </mrow>
          <mrow>
            <mi>n</mi>
            <msup>
              <mi>j</mi>
              <mrow>
                <mo stretchy="false">−</mo>
                <mn>1</mn>
              </mrow>
            </msup>
          </mrow>
        </msub>
      </mrow>
    </mrow>
    <annotation encoding="StarMath 5.0">[%zeta(s,y)^k]_n = sum from j = y j^-s cdot [%zeta(s,y)^{k-1}]_{n j^-1}
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row>
                        <mo fence="true" stretchy="false">(</mo>
                        <mrow>
                          <mrow>
                            <mi>s</mi>
                            <mi>,</mi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i>y</mi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sup>
                  <mi>j</mi>
                  <mrow>
                    <mo stretchy="false">−</mo>
                    <mi>s</mi>
                  </mrow>
                </msup>
              </mrow>
            </mrow>
            <mtext>     </mtext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i>y</mi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i>y</mi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i>y</mi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sup>
                    <mrow>
                      <mo fence="true" stretchy="false">(</mo>
                      <mrow>
                        <mrow>
                          <mi>j</mi>
                          <mo stretchy="false">⋅</mo>
                          <mi>k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text>     </mtext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i>y</mi>
                            </mrow>
                          </mrow>
                          <mo fence="true" stretchy="false">)</mo>
                        </mrow>
                        <mn>3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i>y</mi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i>y</mi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m</mi>
                        <mo stretchy="false">=</mo>
                        <mi>y</mi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o stretchy="false">⋅</mo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sup>
                      <mrow>
                        <mo fence="true" stretchy="false">(</mo>
                        <mrow>
                          <mrow>
                            <mi>j</mi>
                            <mo stretchy="false">⋅</mo>
                            <mi>k</mi>
                            <mo stretchy="false">⋅</mo>
                            <mi>m</mi>
                          </mrow>
                        </mrow>
                        <mo fence="true" stretchy="false">)</mo>
                      </mrow>
                      <mrow>
                        <mo stretchy="false">−</mo>
                        <mi>s</mi>
                      </mrow>
                    </msup>
                  </mrow>
                </mrow>
              </mrow>
            </mrow>
          </mrow>
        </mtd>
      </mtr>
    </mtable>
    <annotation encoding="StarMath 5.0">""[%zeta(s,y)]_n = sum from j = y to lfloor n rfloor j^-s"     " 
"" newline ""[%zeta(s,y)^2]_n = sum from j = y to lfloor n rfloor sum from k = y to lfloor n over j rfloor (j cdot k)^-s"     "
"" newline ""[%zeta(s,y)^3]_n = sum from j = y to lfloor n rfloor sum from k = y to lfloor n over j rfloor sum from m = y to lfloor n over {j cdot k} rfloor (j cdot k cdot m)^-s
</annotation>
  </semantics>
</math>
</file>

<file path=Object 19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−</mo>
              <mn>1</mn>
            </mrow>
          </mrow>
        </mrow>
        <mo fence="true" stretchy="false">]</mo>
      </mrow>
      <mi>n</mi>
    </msub>
    <annotation encoding="StarMath 5.0">[%zeta( s ) - 1]_n</annotation>
  </semantics>
</math>
</file>

<file path=Object 2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n)</annotation>
  </semantics>
</math>
</file>

<file path=Object 20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n>2</mn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%zeta(s,2)^k]_n = [(%zeta(s)-1)^k]_n
</annotation>
  </semantics>
</math>
</file>

<file path=Object 2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22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row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  <mi>k</mi>
                  </msup>
                </mrow>
              </mrow>
              <mo fence="true" stretchy="false">]</mo>
            </mrow>
            <mi>n</mi>
          </msub>
        </mrow>
        <mo stretchy="false">=</mo>
        <mi mathvariant="normal">ζ</mi>
      </mrow>
      <msup>
        <mrow>
          <mo fence="true" stretchy="false">(</mo>
          <mrow>
            <mrow>
              <mi>s</mi>
              <mi>,</mi>
              <mi>y</mi>
            </mrow>
          </mrow>
          <mo fence="true" stretchy="false">)</mo>
        </mrow>
        <mi>k</mi>
      </msup>
    </mrow>
    <annotation encoding="StarMath 5.0">lim from {n rightarrow infinity }[%zeta(s,y)^k]_n = %zeta(s,y)^k

</annotation>
  </semantics>
</math>
</file>

<file path=Object 23/content.xml><?xml version="1.0" encoding="utf-8"?>
<math xmlns="http://www.w3.org/1998/Math/MathML" display="block">
  <semantics>
    <mrow>
      <mi mathvariant="normal">ζ</mi>
      <mrow>
        <mo fence="true" stretchy="false">(</mo>
        <mrow>
          <mrow>
            <mi>s</mi>
            <mi>,</mi>
            <mi>y</mi>
          </mrow>
        </mrow>
        <mo fence="true" stretchy="false">)</mo>
      </mrow>
    </mrow>
    <annotation encoding="StarMath 5.0">%zeta(s,y)</annotation>
  </semantics>
</math>
</file>

<file path=Object 24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( s )&gt;1</annotation>
  </semantics>
</math>
</file>

<file path=Object 25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y</mi>
          </mrow>
          <mo fence="true" stretchy="false">)</mo>
        </mrow>
        <mo stretchy="false">&gt;</mo>
        <mn>0</mn>
      </mrow>
    </mrow>
    <annotation encoding="StarMath 5.0">Re( y )&gt;0</annotation>
  </semantics>
</math>
</file>

<file path=Object 2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i>s</mi>
              <mi>,</mi>
              <mi>y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i>j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%zeta( s,y ) = sum from j = 0 to infinity ( j+y )^-s</annotation>
  </semantics>
</math>
</file>

<file path=Object 2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row>
                        <mi>y</mi>
                        <mo stretchy="false">+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row>
          <mo fence="true" stretchy="false">(</mo>
          <mrow>
            <mrow>
              <mi>j</mi>
              <mo stretchy="false">+</mo>
              <mi>y</mi>
            </mrow>
          </mrow>
          <mo fence="true" stretchy="false">)</mo>
        </mrow>
        <mo stretchy="false">⋅</mo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row>
                        <mi>y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</mrow>
            <mo fence="true" stretchy="false">]</mo>
          </mrow>
          <mrow>
            <mi>n</mi>
            <msup>
              <mrow>
                <mo fence="true" stretchy="false">(</mo>
                <mrow>
                  <mrow>
                    <mi>j</mi>
                    <mo stretchy="false">+</mo>
                    <mi>y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f(y+1)^k]_n = sum from j = 1 f(j+y) cdot [f(y+1)^{k-1}]_{n(j+y)^-1}
</annotation>
  </semantics>
</math>
</file>

<file path=Object 28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row>
                            <mi>y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i>n</mi>
                        <mo stretchy="false">−</mo>
                        <mi>y</mi>
                      </mrow>
                    </mrow>
                    <mo fence="true" stretchy="false">⌋</mo>
                  </mrow>
                </munderover>
                <mi>f</mi>
              </mrow>
            </mrow>
            <mrow>
              <mo fence="true" stretchy="false">(</mo>
              <mrow>
                <mrow>
                  <mi>j</mi>
                  <mo stretchy="false">+</mo>
                  <mi>y</mi>
                </mrow>
              </mrow>
              <mo fence="true" stretchy="false">)</mo>
            </mrow>
            <mtext>     </mtext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>f</mi>
                      <msup>
                        <mrow>
                          <mo fence="true" stretchy="false">(</mo>
                          <mrow>
                            <mrow>
                              <mi>y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i>n</mi>
                        <mo stretchy="false">−</mo>
                        <mi>y</mi>
                      </mrow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o fence="true" stretchy="false">⌊</mo>
                      <mrow>
                        <mrow>
                          <mfrac>
                            <mi>n</mi>
                            <mrow>
                              <mi>j</mi>
                              <mo stretchy="false">+</mo>
                              <mi>y</mi>
                            </mrow>
                          </mfrac>
                          <mo stretchy="false">−</mo>
                          <mi>y</mi>
                        </mrow>
                      </mrow>
                      <mo fence="true" stretchy="false">⌋</mo>
                    </mrow>
                  </munderover>
                  <mi>f</mi>
                </mrow>
              </mrow>
            </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>j</mi>
                        <mo stretchy="false">+</mo>
                        <mi>y</mi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i>k</mi>
                        <mo stretchy="false">+</mo>
                        <mi>y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     </mtext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>f</mi>
                      <msup>
                        <mrow>
                          <mo fence="true" stretchy="false">(</mo>
                          <mrow>
                            <mrow>
                              <mi>y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n>3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row>
            <mtext>         </mtext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o stretchy="false">−</mo>
                      <mi>y</mi>
                    </mrow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frac>
                          <mi>n</mi>
                          <mrow>
                            <mi>j</mi>
                            <mo stretchy="false">+</mo>
                            <mi>y</mi>
                          </mrow>
                        </mfrac>
                        <mo stretchy="false">−</mo>
                        <mi>y</mi>
                      </mrow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m</mi>
                      <mo stretchy="false">=</mo>
                      <mn>1</mn>
                    </mrow>
                    <mrow>
                      <mo fence="true" stretchy="false">⌊</mo>
                      <mrow>
                        <mrow>
                          <mfrac>
                            <mi>n</mi>
                            <mrow>
                              <mrow>
                                <mo fence="true" stretchy="false">(</mo>
                                <mrow>
                                  <mrow>
                                    <mi>j</mi>
                                    <mo stretchy="false">+</mo>
                                    <mi>y</mi>
                                  </mrow>
                                </mrow>
                                <mo fence="true" stretchy="false">)</mo>
                              </mrow>
                              <mrow>
                                <mo fence="true" stretchy="false">(</mo>
                                <mrow>
                                  <mrow>
                                    <mi>k</mi>
                                    <mo stretchy="false">+</mo>
                                    <mi>y</mi>
                                  </mrow>
                                </mrow>
                                <mo fence="true" stretchy="false">)</mo>
                              </mrow>
                            </mrow>
                          </mfrac>
                          <mo stretchy="false">−</mo>
                          <mi>y</mi>
                        </mrow>
                      </mrow>
                      <mo fence="true" stretchy="false">⌋</mo>
                    </mrow>
                  </munderover>
                  <mi>f</mi>
                </mrow>
              </mrow>
            </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>j</mi>
                        <mo stretchy="false">+</mo>
                        <mi>y</mi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i>k</mi>
                        <mo stretchy="false">+</mo>
                        <mi>y</mi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i>m</mi>
                        <mo stretchy="false">+</mo>
                        <mi>y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""[f(y+1)]_n = sum from j = 1 to lfloor n-y rfloor f(j+y)"     " 
"" newline ""[f(y+1)^2]_n = sum from j = 1 to lfloor n-y rfloor sum from k = 1 to lfloor n over {j+y}-y rfloor f((j+y) cdot (k+y))"     "
"" newline ""[f(y+1)^3]_n = 
"" newline "         " sum from j = 1 to lfloor n-y rfloor sum from k = 1 to lfloor n over {j+y}-y rfloor sum from m = 1 to lfloor n over {(j+y)(k+y)}-y rfloor f((j+y) cdot (k+y) cdot (m+y))
</annotation>
  </semantics>
</math>
</file>

<file path=Object 2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i>y</mi>
            </mrow>
          </munder>
          <mi>f</mi>
        </mrow>
      </mrow>
      <mrow>
        <mo fence="true" stretchy="false">(</mo>
        <mrow>
          <mi>j</mi>
        </mrow>
        <mo fence="true" stretchy="false">)</mo>
      </mrow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y</mi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</mrow>
          <mo fence="true" stretchy="false">]</mo>
        </mrow>
        <mrow>
          <mi>n</mi>
          <mo stretchy="false">⋅</mo>
          <msup>
            <mi>j</mi>
            <mrow>
              <mo stretchy="false">−</mo>
              <mn>1</mn>
            </mrow>
          </msup>
        </mrow>
      </msub>
    </mrow>
    <annotation encoding="StarMath 5.0">[f(y)^k]_n = sum from j = y f(j) [f(y)^{k-1}]_{n cdot j^-1}
</annotation>
  </semantics>
</math>
</file>

<file path=Object 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f</mi>
                <mn>0</mn>
              </msup>
            </mrow>
            <mo fence="true" stretchy="false">]</mo>
          </mrow>
          <mi>n</mi>
        </msub>
        <mo stretchy="false">=</mo>
        <msub>
          <mn>1</mn>
          <mrow>
            <mtext>[</mtext>
            <mn>1,</mn>
            <mi mathvariant="normal">∞</mi>
            <mtext>)</mtext>
          </mrow>
        </msub>
      </mrow>
      <mrow>
        <mo fence="true" stretchy="false">(</mo>
        <mrow>
          <mrow>
            <mo fence="true" stretchy="true">|</mo>
            <mrow>
              <mi>n</mi>
            </mrow>
            <mo fence="true" stretchy="true">|</mo>
          </mrow>
        </mrow>
        <mo fence="true" stretchy="false">)</mo>
      </mrow>
    </mrow>
    <annotation encoding="StarMath 5.0">[f^0]_n = 1_{"["1,infinity")"}(abs{n})

</annotation>
  </semantics>
</math>
</file>

<file path=Object 30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i>y</mi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i>f</mi>
              </mrow>
            </mrow>
            <mrow>
              <mo fence="true" stretchy="false">(</mo>
              <mrow>
                <mi>j</mi>
              </mrow>
              <mo fence="true" stretchy="false">)</mo>
            </mrow>
            <mtext>     </mtext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>f</mi>
                      <msup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  <mn>2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i>y</mi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i>y</mi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i>f</mi>
                </mrow>
              </mrow>
            </mrow>
            <mrow>
              <mrow>
                <mo fence="true" stretchy="false">(</mo>
                <mrow>
                  <mi>j</mi>
                </mrow>
                <mo fence="true" stretchy="false">)</mo>
              </mrow>
              <mo stretchy="false">⋅</mo>
              <mi>f</mi>
            </mrow>
            <mrow>
              <mo fence="true" stretchy="false">(</mo>
              <mrow>
                <mi>k</mi>
              </mrow>
              <mo fence="true" stretchy="false">)</mo>
            </mrow>
            <mtext>     </mtext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>f</mi>
                      <msup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  <mn>3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i>y</mi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i>y</mi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m</mi>
                        <mo stretchy="false">=</mo>
                        <mi>y</mi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o stretchy="false">⋅</mo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i>f</mi>
                  </mrow>
                </mrow>
              </mrow>
            </mrow>
            <mrow>
              <mrow>
                <mo fence="true" stretchy="false">(</mo>
                <mrow>
                  <mi>j</mi>
                </mrow>
                <mo fence="true" stretchy="false">)</mo>
              </mrow>
              <mo stretchy="false">⋅</mo>
              <mi>f</mi>
            </mrow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⋅</mo>
              <mi>f</mi>
            </mrow>
            <mrow>
              <mo fence="true" stretchy="false">(</mo>
              <mrow>
                <mi>m</mi>
              </mrow>
              <mo fence="true" stretchy="false">)</mo>
            </mrow>
          </mrow>
        </mtd>
      </mtr>
    </mtable>
    <annotation encoding="StarMath 5.0">""[f(y)]_n = sum from j = y to lfloor n rfloor f(j)"     " 
"" newline ""[f(y)^2]_n = sum from j = y to lfloor n rfloor sum from k = y to lfloor n over j rfloor f(j) cdot f(k)"     "
"" newline ""[f(y)^3]_n = sum from j = y to lfloor n rfloor sum from k = y to lfloor n over j rfloor sum from m = y to lfloor n over {j cdot k} rfloor f(j) cdot f(k) cdot f(m)
</annotation>
  </semantics>
</math>
</file>

<file path=Object 31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=</mo>
        <msup>
          <mi>a</mi>
          <mrow>
            <mo stretchy="false">−</mo>
            <mn>1</mn>
          </mrow>
        </msup>
      </mrow>
      <mi mathvariant="italic">if</mi>
      <mrow>
        <mi>n</mi>
        <mo stretchy="false">=</mo>
        <msup>
          <mi>p</mi>
          <mi>a</mi>
        </msup>
      </mrow>
      <mi>,</mi>
      <mn>0</mn>
      <mrow>
        <mi mathvariant="italic">otherwise</mi>
        <mo stretchy="false">=</mo>
        <mfrac>
          <mrow>
            <mi mathvariant="normal">Λ</mi>
            <mrow>
              <mo fence="true" stretchy="false">(</mo>
              <mrow>
                <mi>n</mi>
              </mrow>
              <mo fence="true" stretchy="false">)</mo>
            </mrow>
          </mrow>
          <mrow>
            <mi>log</mi>
            <mi>n</mi>
          </mrow>
        </mfrac>
      </mrow>
    </mrow>
    <annotation encoding="StarMath 5.0">%kappa(n) = a^-1 if n = p^a, 0 otherwise = {%LAMBDA(n)} over {log n}

</annotation>
  </semantics>
</math>
</file>

<file path=Object 32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2</mn>
            </mrow>
          </munder>
          <mi mathvariant="normal">κ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i>j</mi>
            <mrow>
              <mo stretchy="false">−</mo>
              <mn>1</mn>
            </mrow>
          </msup>
        </mrow>
      </msub>
    </mrow>
    <annotation encoding="StarMath 5.0">[(log %zeta(s))^k]_n = sum from j = 2 %kappa(j) cdot j^-s[(log %zeta(s))^{k-1}]_{n j^-1}

</annotation>
  </semantics>
</math>
</file>

<file path=Object 33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i mathvariant="normal">κ</mi>
              </mrow>
            </mrow>
            <mrow>
              <mo fence="true" stretchy="false">(</mo>
              <mrow>
                <mi>j</mi>
              </mrow>
              <mo fence="true" stretchy="false">)</mo>
            </mrow>
            <msup>
              <mi>j</mi>
              <mrow>
                <mo stretchy="false">−</mo>
                <mi>s</mi>
              </mrow>
            </msup>
            <mtext>     </mtext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>log</mi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i mathvariant="normal">κ</mi>
                </mrow>
              </mrow>
            </mrow>
            <mrow>
              <mo fence="true" stretchy="false">(</mo>
              <mrow>
                <mi>j</mi>
              </mrow>
              <mo fence="true" stretchy="false">)</mo>
            </mrow>
            <mi mathvariant="normal">κ</mi>
            <mrow>
              <mo fence="true" stretchy="false">(</mo>
              <mrow>
                <mi>k</mi>
              </mrow>
              <mo fence="true" stretchy="false">)</mo>
            </mrow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>log</mi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m</mi>
                        <mo stretchy="false">=</mo>
                        <mn>2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i mathvariant="normal">κ</mi>
                  </mrow>
                </mrow>
              </mrow>
            </mrow>
            <mrow>
              <mo fence="true" stretchy="false">(</mo>
              <mrow>
                <mi>j</mi>
              </mrow>
              <mo fence="true" stretchy="false">)</mo>
            </mrow>
            <mi mathvariant="normal">κ</mi>
            <mrow>
              <mo fence="true" stretchy="false">(</mo>
              <mrow>
                <mi>k</mi>
              </mrow>
              <mo fence="true" stretchy="false">)</mo>
            </mrow>
            <mi mathvariant="normal">κ</mi>
            <mrow>
              <mo fence="true" stretchy="false">(</mo>
              <mrow>
                <mi>m</mi>
              </mrow>
              <mo fence="true" stretchy="false">)</mo>
            </mrow>
            <msup>
              <mrow>
                <mo fence="true" stretchy="false">(</mo>
                <mrow>
                  <mrow>
                    <mi>j</mi>
                    <mo stretchy="false">⋅</mo>
                    <mi>k</mi>
                    <mo stretchy="false">⋅</mo>
                    <mi>m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td>
      </mtr>
    </mtable>
    <annotation encoding="StarMath 5.0">""[log %zeta(s)]_n = sum from j = 2 to lfloor n rfloor %kappa(j) j^-s"     "
""newline""[(log %zeta(s))^2]_n = sum from j = 2 to lfloor n rfloor sum from k = 2 to lfloor n over j rfloor %kappa(j)%kappa(k)(j cdot k)^-s

""newline""
[(log %zeta(s))^3]_n = sum from j = 2 to lfloor n rfloor sum from k = 2 to lfloor n over j rfloor sum from m = 2 to lfloor n over {j k} rfloor %kappa(j)%kappa(k)%kappa(m) (j cdot k cdot m)^-s
</annotation>
  </semantics>
</math>
</file>

<file path=Object 3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i mathvariant="normal">κ</mi>
        </mrow>
      </mrow>
      <mrow>
        <mrow>
          <mo fence="true" stretchy="false">(</mo>
          <mrow>
            <mi>j</mi>
          </mrow>
          <mo fence="true" stretchy="false">)</mo>
        </mrow>
        <mo stretchy="false">=</mo>
        <mi mathvariant="normal">Π</mi>
      </mrow>
      <mrow>
        <mo fence="true" stretchy="false">(</mo>
        <mrow>
          <mi>n</mi>
        </mrow>
        <mo fence="true" stretchy="false">)</mo>
      </mrow>
    </mrow>
    <annotation encoding="StarMath 5.0">[log %zeta(0)]_n  = sum from j = 2 to lfloor n rfloor %kappa(j)= %PI(n)
</annotation>
  </semantics>
</math>
</file>

<file path=Object 35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3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  <mo stretchy="false">=</mo>
      <msup>
        <mrow>
          <mo fence="true" stretchy="false">(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i>k</mi>
      </msup>
    </mrow>
    <annotation encoding="StarMath 5.0">lim from {n rightarrow infinity }[(log %zeta(s))^k]_n = (log %zeta(s) )^k

</annotation>
  </semantics>
</math>
</file>

<file path=Object 37/content.xml><?xml version="1.0" encoding="utf-8"?>
<math xmlns="http://www.w3.org/1998/Math/MathML" display="block">
  <semantics>
    <mrow>
      <mi>f</mi>
      <mrow>
        <mo fence="true" stretchy="false">(</mo>
        <mrow>
          <mi>n</mi>
        </mrow>
        <mo fence="true" stretchy="false">)</mo>
      </mrow>
    </mrow>
    <annotation encoding="StarMath 5.0">f( n )</annotation>
  </semantics>
</math>
</file>

<file path=Object 3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>f</mi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2</mn>
            </mrow>
          </munder>
          <mi mathvariant="normal">κ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o fence="true" stretchy="false">(</mo>
        <mrow>
          <mi>j</mi>
        </mrow>
        <mo fence="true" stretchy="false">)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>f</mi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i>j</mi>
            <mrow>
              <mo stretchy="false">−</mo>
              <mn>1</mn>
            </mrow>
          </msup>
        </mrow>
      </msub>
    </mrow>
    <annotation encoding="StarMath 5.0">[(log f)^k]_n = sum from j = 2 %kappa(j) cdot f(j)[(log f)^{k-1}]_{n j^-1}

</annotation>
  </semantics>
</math>
</file>

<file path=Object 39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>log</mi>
                      <mi>f</mi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i mathvariant="normal">κ</mi>
              </mrow>
            </mrow>
            <mrow>
              <mrow>
                <mo fence="true" stretchy="false">(</mo>
                <mrow>
                  <mi>j</mi>
                </mrow>
                <mo fence="true" stretchy="false">)</mo>
              </mrow>
              <mo stretchy="false">⋅</mo>
              <mi>f</mi>
            </mrow>
            <mrow>
              <mo fence="true" stretchy="false">(</mo>
              <mrow>
                <mi>j</mi>
              </mrow>
              <mo fence="true" stretchy="false">)</mo>
            </mrow>
            <mtext>     </mtext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>log</mi>
                            <mi>f</mi>
                          </mrow>
                        </mrow>
                        <mo fence="true" stretchy="false">)</mo>
                      </mrow>
                      <mn>2</mn>
                    </msup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i mathvariant="normal">κ</mi>
                </mrow>
              </mrow>
            </mrow>
            <mrow>
              <mo fence="true" stretchy="false">(</mo>
              <mrow>
                <mi>j</mi>
              </mrow>
              <mo fence="true" stretchy="false">)</mo>
            </mrow>
            <mi mathvariant="normal">κ</mi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⋅</mo>
              <mi>f</mi>
            </mrow>
            <mrow>
              <mrow>
                <mo fence="true" stretchy="false">(</mo>
                <mrow>
                  <mi>j</mi>
                </mrow>
                <mo fence="true" stretchy="false">)</mo>
              </mrow>
              <mo stretchy="false">⋅</mo>
              <mi>f</mi>
            </mrow>
            <mrow>
              <mo fence="true" stretchy="false">(</mo>
              <mrow>
                <mi>k</mi>
              </mrow>
              <mo fence="true" stretchy="false">)</mo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>log</mi>
                            <mi>f</mi>
                          </mrow>
                        </mrow>
                        <mo fence="true" stretchy="false">)</mo>
                      </mrow>
                      <mn>3</mn>
                    </msup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m</mi>
                        <mo stretchy="false">=</mo>
                        <mn>2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i mathvariant="normal">κ</mi>
                  </mrow>
                </mrow>
              </mrow>
            </mrow>
            <mrow>
              <mo fence="true" stretchy="false">(</mo>
              <mrow>
                <mi>j</mi>
              </mrow>
              <mo fence="true" stretchy="false">)</mo>
            </mrow>
            <mi mathvariant="normal">κ</mi>
            <mrow>
              <mo fence="true" stretchy="false">(</mo>
              <mrow>
                <mi>k</mi>
              </mrow>
              <mo fence="true" stretchy="false">)</mo>
            </mrow>
            <mi mathvariant="normal">κ</mi>
            <mrow>
              <mo fence="true" stretchy="false">(</mo>
              <mrow>
                <mi>m</mi>
              </mrow>
              <mo fence="true" stretchy="false">)</mo>
            </mrow>
            <mi>f</mi>
            <mrow>
              <mrow>
                <mo fence="true" stretchy="false">(</mo>
                <mrow>
                  <mi>j</mi>
                </mrow>
                <mo fence="true" stretchy="false">)</mo>
              </mrow>
              <mo stretchy="false">⋅</mo>
              <mi>f</mi>
            </mrow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⋅</mo>
              <mi>f</mi>
            </mrow>
            <mrow>
              <mo fence="true" stretchy="false">(</mo>
              <mrow>
                <mi>m</mi>
              </mrow>
              <mo fence="true" stretchy="false">)</mo>
            </mrow>
          </mrow>
        </mtd>
      </mtr>
    </mtable>
    <annotation encoding="StarMath 5.0">""[log f]_n = sum from j = 2 to lfloor n rfloor %kappa(j) cdot f(j)"     "
""newline""[(log f)^2]_n = sum from j = 2 to lfloor n rfloor sum from k = 2 to lfloor n over j rfloor %kappa(j)%kappa(k) cdot f(j) cdot f(k)

""newline""
[(log f)^3]_n = sum from j = 2 to lfloor n rfloor sum from k = 2 to lfloor n over j rfloor sum from m = 2 to lfloor n over {j k} rfloor %kappa(j)%kappa(k)%kappa(m) f(j) cdot f(k) cdot f(m)
</annotation>
  </semantics>
</math>
</file>

<file path=Object 4/content.xml><?xml version="1.0" encoding="utf-8"?>
<math xmlns="http://www.w3.org/1998/Math/MathML" display="block">
  <semantics>
    <mrow>
      <msub>
        <mrow>
          <mo fence="true" stretchy="false">[</mo>
          <mrow>
            <mrow>
              <mo stretchy="false">∇</mo>
              <msup>
                <mi>f</mi>
                <mi>z</mi>
              </msup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sup>
                <mi>f</mi>
                <mi>z</mi>
              </msup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sup>
                <mi>f</mi>
                <mi>z</mi>
              </msup>
            </mrow>
            <mo fence="true" stretchy="false">]</mo>
          </mrow>
          <mrow>
            <mi>n</mi>
            <mo stretchy="false">−</mo>
            <mn>1</mn>
          </mrow>
        </msub>
      </mrow>
    </mrow>
    <annotation encoding="StarMath 5.0">[nabla f^z]_n = [f^z]_n - [f^z]_{n-1}</annotation>
  </semantics>
</math>
</file>

<file path=Object 4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n>0</mn>
    </mrow>
    <annotation encoding="StarMath 5.0">[(log %zeta(s))^k]_n=0</annotation>
  </semantics>
</math>
</file>

<file path=Object 41/content.xml><?xml version="1.0" encoding="utf-8"?>
<math xmlns="http://www.w3.org/1998/Math/MathML" display="block">
  <semantics>
    <mrow>
      <mi>n</mi>
      <mo stretchy="false">&lt;</mo>
      <msup>
        <mn>2</mn>
        <mi>k</mi>
      </msup>
    </mrow>
    <annotation encoding="StarMath 5.0">n&lt;2^k</annotation>
  </semantics>
</math>
</file>

<file path=Object 42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i>y</mi>
                        <mo stretchy="false">+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n>0</mn>
    </mrow>
    <annotation encoding="StarMath 5.0">[%zeta(s, y+1)^k]_n=0</annotation>
  </semantics>
</math>
</file>

<file path=Object 43/content.xml><?xml version="1.0" encoding="utf-8"?>
<math xmlns="http://www.w3.org/1998/Math/MathML" display="block">
  <semantics>
    <mrow>
      <mi>n</mi>
      <mo stretchy="false">&lt;</mo>
      <msup>
        <mrow>
          <mo fence="true" stretchy="false">(</mo>
          <mrow>
            <mrow>
              <mi>y</mi>
              <mo stretchy="false">+</mo>
              <mn>1</mn>
            </mrow>
          </mrow>
          <mo fence="true" stretchy="false">)</mo>
        </mrow>
        <mi>k</mi>
      </msup>
    </mrow>
    <annotation encoding="StarMath 5.0">n&lt;(y+1)^k</annotation>
  </semantics>
</math>
</file>

<file path=Object 4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)^k]_n</annotation>
  </semantics>
</math>
</file>

<file path=Object 45/content.xml><?xml version="1.0" encoding="utf-8"?>
<math xmlns="http://www.w3.org/1998/Math/MathML">
  <semantics>
    <mrow>
      <msub>
        <mi>log</mi>
        <mn>2</mn>
      </msub>
      <mi>n</mi>
    </mrow>
    <annotation encoding="StarMath 5.0">log_2 n</annotation>
  </semantics>
</math>
</file>

<file path=Object 5/content.xml><?xml version="1.0" encoding="utf-8"?>
<math xmlns="http://www.w3.org/1998/Math/MathML" display="block">
  <semantics>
    <mrow>
      <msup>
        <mrow>
          <msup>
            <mrow>
              <mo fence="true" stretchy="false">[</mo>
              <mrow>
                <msub>
                  <mi>f</mi>
                  <mi>n</mi>
                </msub>
              </mrow>
              <mo fence="true" stretchy="false">]</mo>
            </mrow>
            <mrow>
              <mtext>*</mtext>
              <mi>x</mi>
            </mrow>
          </msup>
          <mtext>*</mtext>
          <mrow>
            <mo fence="true" stretchy="false">[</mo>
            <mrow>
              <msub>
                <mi>g</mi>
                <mi>n</mi>
              </msub>
            </mrow>
            <mo fence="true" stretchy="false">]</mo>
          </mrow>
        </mrow>
        <mrow>
          <mtext>*</mtext>
          <mi>y</mi>
        </mrow>
      </msup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[</mo>
              <mrow>
                <msub>
                  <mi>f</mi>
                  <mrow>
                    <mi mathvariant="normal">Δ</mi>
                    <mi>j</mi>
                  </mrow>
                </msub>
              </mrow>
              <mo fence="true" stretchy="false">]</mo>
            </mrow>
            <mrow>
              <mtext>*</mtext>
              <mi>x</mi>
            </mrow>
          </msup>
        </mrow>
        <mo stretchy="false">⋅</mo>
        <msup>
          <mrow>
            <mo fence="true" stretchy="false">[</mo>
            <mrow>
              <msub>
                <mi>g</mi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  <mo fence="true" stretchy="false">]</mo>
          </mrow>
          <mrow>
            <mtext>*</mtext>
            <mi>y</mi>
          </mrow>
        </msup>
      </mrow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[</mo>
              <mrow>
                <msub>
                  <mi>g</mi>
                  <mrow>
                    <mi mathvariant="normal">Δ</mi>
                    <mi>j</mi>
                  </mrow>
                </msub>
              </mrow>
              <mo fence="true" stretchy="false">]</mo>
            </mrow>
            <mrow>
              <mtext>*</mtext>
              <mi>y</mi>
            </mrow>
          </msup>
        </mrow>
        <mo stretchy="false">⋅</mo>
        <msup>
          <mrow>
            <mo fence="true" stretchy="false">[</mo>
            <mrow>
              <msub>
                <mi>f</mi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  <mo fence="true" stretchy="false">]</mo>
          </mrow>
          <mrow>
            <mtext>*</mtext>
            <mi>x</mi>
          </mrow>
        </msup>
      </mrow>
    </mrow>
    <annotation encoding="StarMath 5.0">{[f_n]^{"*"x} "*" [g_{n}]}^{"*"y} = sum from j = 1 [f_{%DELTA j}]^{"*"x} cdot [g_{n j^-1}]^{"*"y}= sum from j = 1 [g_{%DELTA j}]^{"*"y} cdot [f_{n j^-1}]^{"*"x}</annotation>
  </semantics>
</math>
</file>

<file path=Object 6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sup>
            <mi>j</mi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</mrow>
            <mo fence="true" stretchy="false">]</mo>
          </mrow>
          <mrow>
            <mi>n</mi>
            <msup>
              <mi>j</mi>
              <mrow>
                <mo stretchy="false">−</mo>
                <mn>1</mn>
              </mrow>
            </msup>
          </mrow>
        </msub>
      </mrow>
    </mrow>
    <annotation encoding="StarMath 5.0">[%zeta(s)^k]_n = sum from j = 1 j^-s cdot [%zeta(s)^{k-1}]_{n j^-1}

</annotation>
  </semantics>
</math>
</file>

<file path=Object 7/content.xml><?xml version="1.0" encoding="utf-8"?>
<math xmlns="http://www.w3.org/1998/Math/MathML">
  <semantics>
    <mrow>
      <msub>
        <mi>D</mi>
        <mi>k</mi>
      </msub>
      <mrow>
        <mo stretchy="false">(</mo>
        <mrow>
          <mi>n</mi>
        </mrow>
        <mo stretchy="false">)</mo>
      </mrow>
    </mrow>
    <annotation encoding="StarMath 5.0">D_k(n)</annotation>
  </semantics>
</math>
</file>

<file path=Object 8/content.xml><?xml version="1.0" encoding="utf-8"?>
<math xmlns="http://www.w3.org/1998/Math/MathML">
  <semantics>
    <mrow>
      <msub>
        <mi>T</mi>
        <mi>k</mi>
      </msub>
      <mrow>
        <mo stretchy="false">(</mo>
        <mrow>
          <mi>n</mi>
        </mrow>
        <mo stretchy="false">)</mo>
      </mrow>
    </mrow>
    <annotation encoding="StarMath 5.0">T_k(n)</annotation>
  </semantics>
</math>
</file>

<file path=Object 9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sup>
                  <mi>j</mi>
                  <mrow>
                    <mo stretchy="false">−</mo>
                    <mi>s</mi>
                  </mrow>
                </msup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n>2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sup>
                    <mrow>
                      <mo fence="true" stretchy="false">(</mo>
                      <mrow>
                        <mrow>
                          <mi>j</mi>
                          <mo stretchy="false">⋅</mo>
                          <mi>k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n>3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m</mi>
                        <mo stretchy="false">=</mo>
                        <mn>1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sup>
                      <mrow>
                        <mo fence="true" stretchy="false">(</mo>
                        <mrow>
                          <mrow>
                            <mi>j</mi>
                            <mo stretchy="false">⋅</mo>
                            <mi>k</mi>
                            <mo stretchy="false">⋅</mo>
                            <mi>m</mi>
                          </mrow>
                        </mrow>
                        <mo fence="true" stretchy="false">)</mo>
                      </mrow>
                      <mrow>
                        <mo stretchy="false">−</mo>
                        <mi>s</mi>
                      </mrow>
                    </msup>
                  </mrow>
                </mrow>
              </mrow>
            </mrow>
          </mrow>
        </mtd>
      </mtr>
    </mtable>
    <annotation encoding="StarMath 5.0">""[%zeta(s)]_n = sum from j = 1 to lfloor n rfloor j^-s
"" newline "" [%zeta(s)^2]_n = sum from j = 1 to lfloor n rfloor sum from k = 1 to lfloor n over j rfloor (j cdot k)^-s
"" newline "" [%zeta(s)^3]_n = sum from j = 1 to lfloor n rfloor sum from k = 1 to lfloor n over j rfloor sum from m = 1 to lfloor n over {j k} rfloor (j cdot k cdot m)^-s
</annotation>
  </semantics>
</math>
</file>